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o stretchy="false">ℒ</mo>
            <mrow>
              <mrow>
                <mo fence="true" form="prefix" stretchy="true">(</mo>
                <mrow>
                  <mrow>
                    <mi>f</mi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o stretchy="false">=</mo>
              <mrow>
                <munderover>
                  <mo stretchy="false">∫</mo>
                  <mn>0</mn>
                  <mi>∞</mi>
                </munderover>
                <mrow>
                  <mrow>
                    <msup>
                      <mi>e</mi>
                      <mrow>
                        <mrow>
                          <mo stretchy="false">−</mo>
                          <mi>s</mi>
                        </mrow>
                        <mo stretchy="false">⋅</mo>
                        <mi>t</mi>
                      </mrow>
                    </msup>
                    <mo stretchy="false">⋅</mo>
                    <mi>f</mi>
                  </mrow>
                  <mrow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  <mo stretchy="false">⋅</mo>
                    <mi mathvariant="italic">dt</mi>
                  </mrow>
                </mrow>
              </mrow>
            </mrow>
          </mrow>
        </mtd>
      </mtr>
      <mtr>
        <mtd>
          <mrow/>
        </mtd>
      </mtr>
      <mtr>
        <mtd>
          <mrow>
            <mi>A</mi>
            <mn>.</mn>
            <mspace width="2em"/>
            <msup>
              <mo stretchy="false">ℒ</mo>
              <mrow/>
            </msup>
            <mrow>
              <mrow>
                <mo fence="true" form="prefix" stretchy="true">{</mo>
                <mrow>
                  <mrow>
                    <msup>
                      <mi>t</mi>
                      <mn>3</mn>
                    </msup>
                    <mo stretchy="false">⋅</mo>
                    <msup>
                      <mi>e</mi>
                      <mrow>
                        <mrow>
                          <mo stretchy="false">−</mo>
                          <mn>2</mn>
                        </mrow>
                        <mi>t</mi>
                      </mrow>
                    </msup>
                  </mrow>
                </mrow>
                <mo fence="true" form="postfix" stretchy="true">}</mo>
              </mrow>
              <mo stretchy="false">=</mo>
              <mspace width="2em"/>
            </mrow>
            <msup>
              <mi>e</mi>
              <mrow>
                <mrow>
                  <mo stretchy="false">−</mo>
                  <mn>2</mn>
                </mrow>
                <mi>t</mi>
              </mrow>
            </msup>
            <mspace width="2em"/>
            <mo stretchy="false">→</mo>
            <mspace width="2em"/>
            <mrow>
              <mfrac>
                <mn>1</mn>
                <mrow>
                  <mi>s</mi>
                  <mo stretchy="false">+</mo>
                  <mn>2</mn>
                </mrow>
              </mfrac>
              <mo stretchy="false">=</mo>
              <msup>
                <mrow>
                  <mo fence="true" form="prefix" stretchy="true">(</mo>
                  <mrow>
                    <mrow>
                      <mi>s</mi>
                      <mo stretchy="false">+</mo>
                      <mn>2</mn>
                    </mrow>
                  </mrow>
                  <mo fence="true" form="postfix" stretchy="true">)</mo>
                </mrow>
                <mrow>
                  <mo stretchy="false">−</mo>
                  <mn>1</mn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o stretchy="false">−</mo>
                <mfrac>
                  <msup>
                    <mi>d</mi>
                    <mn>3</mn>
                  </msup>
                  <msup>
                    <mi mathvariant="italic">ds</mi>
                    <mn>3</mn>
                  </msup>
                </mfrac>
              </mrow>
              <mo stretchy="false">⋅</mo>
              <msup>
                <mrow>
                  <mo fence="true" form="prefix" stretchy="true">(</mo>
                  <mrow>
                    <mrow>
                      <mi>s</mi>
                      <mo stretchy="false">+</mo>
                      <mn>2</mn>
                    </mrow>
                  </mrow>
                  <mo fence="true" form="postfix" stretchy="true">)</mo>
                </mrow>
                <mrow>
                  <mo stretchy="false">−</mo>
                  <mn>1</mn>
                </mrow>
              </msup>
            </mrow>
            <mo stretchy="false">=</mo>
            <mrow>
              <mfrac>
                <msup>
                  <mi>d</mi>
                  <mrow/>
                </msup>
                <msup>
                  <mi mathvariant="italic">ds</mi>
                  <mrow/>
                </msup>
              </mfrac>
              <mo stretchy="false">⋅</mo>
              <msup>
                <mrow>
                  <mo fence="true" form="prefix" stretchy="true">(</mo>
                  <mrow>
                    <mrow>
                      <mi>s</mi>
                      <mo stretchy="false">+</mo>
                      <mn>2</mn>
                    </mrow>
                  </mrow>
                  <mo fence="true" form="postfix" stretchy="true">)</mo>
                </mrow>
                <mrow>
                  <mo stretchy="false">−</mo>
                  <mn>2</mn>
                </mrow>
              </msup>
            </mrow>
            <mo stretchy="false">=</mo>
            <mrow>
              <mrow>
                <mo stretchy="false">−</mo>
                <mn>2</mn>
              </mrow>
              <mo stretchy="false">⋅</mo>
              <mfrac>
                <msup>
                  <mi>d</mi>
                  <mrow/>
                </msup>
                <msup>
                  <mi mathvariant="italic">ds</mi>
                  <mrow/>
                </msup>
              </mfrac>
              <mo stretchy="false">⋅</mo>
              <msup>
                <mrow>
                  <mo fence="true" form="prefix" stretchy="true">(</mo>
                  <mrow>
                    <mrow>
                      <mi>s</mi>
                      <mo stretchy="false">+</mo>
                      <mn>2</mn>
                    </mrow>
                  </mrow>
                  <mo fence="true" form="postfix" stretchy="true">)</mo>
                </mrow>
                <mrow>
                  <mo stretchy="false">−</mo>
                  <mn>3</mn>
                </mrow>
              </msup>
            </mrow>
            <mo stretchy="false">=</mo>
            <mfrac>
              <mn>6</mn>
              <msup>
                <mrow>
                  <mo fence="true" form="prefix" stretchy="true">(</mo>
                  <mrow>
                    <mrow>
                      <mi>s</mi>
                      <mo stretchy="false">+</mo>
                      <mn>2</mn>
                    </mrow>
                  </mrow>
                  <mo fence="true" form="postfix" stretchy="true">)</mo>
                </mrow>
                <mn>4</mn>
              </msup>
            </mfrac>
          </mrow>
        </mtd>
      </mtr>
      <mtr>
        <mtd>
          <mrow/>
        </mtd>
      </mtr>
      <mtr>
        <mtd>
          <mrow>
            <mi>B</mi>
            <mn>.</mn>
            <mspace width="2em"/>
            <msup>
              <mo stretchy="false">ℒ</mo>
              <mrow/>
            </msup>
            <mrow>
              <mrow>
                <mo fence="true" form="prefix" stretchy="true">{</mo>
                <mrow>
                  <mrow>
                    <mi mathvariant="italic">sen</mi>
                    <mrow>
                      <mrow>
                        <mo fence="true" form="prefix" stretchy="true">(</mo>
                        <mrow>
                          <mrow>
                            <mn>3</mn>
                            <mi>t</mi>
                          </mrow>
                        </mrow>
                        <mo fence="true" form="postfix" stretchy="true">)</mo>
                      </mrow>
                      <mo stretchy="false">⋅</mo>
                      <msup>
                        <mi>e</mi>
                        <mi>t</mi>
                      </msup>
                    </mrow>
                  </mrow>
                </mrow>
                <mo fence="true" form="postfix" stretchy="true">}</mo>
              </mrow>
              <mo stretchy="false">=</mo>
              <mspace width="2em"/>
            </mrow>
            <mrow>
              <mrow>
                <mo fence="true" form="prefix" stretchy="true">(</mo>
                <mrow>
                  <mfrac>
                    <mn>3</mn>
                    <mrow>
                      <msup>
                        <mi>s</mi>
                        <mn>2</mn>
                      </msup>
                      <mo stretchy="false">+</mo>
                      <mn>9</mn>
                    </mrow>
                  </mfrac>
                </mrow>
                <mo fence="true" form="postfix" stretchy="true">)</mo>
              </mrow>
              <mo stretchy="false">⋅</mo>
              <msup>
                <mi>e</mi>
                <mi>t</mi>
              </msup>
            </mrow>
          </mrow>
        </mtd>
      </mtr>
      <mtr>
        <mtd>
          <mrow/>
        </mtd>
      </mtr>
      <mtr>
        <mtd>
          <mrow>
            <mrow>
              <msup>
                <mi>e</mi>
                <mi>t</mi>
              </msup>
              <mo stretchy="false">⋅</mo>
              <mi>F</mi>
            </mrow>
            <mrow>
              <mo fence="true" form="prefix" stretchy="true">(</mo>
              <mrow>
                <mrow>
                  <mi>t</mi>
                  <mo stretchy="false">−</mo>
                  <mi>a</mi>
                </mrow>
              </mrow>
              <mo fence="true" form="postfix" stretchy="true">)</mo>
            </mrow>
            <mspace width="2em"/>
            <mo stretchy="false">→</mo>
            <mspace width="2em"/>
            <mrow>
              <mi>a</mi>
              <mo stretchy="false">=</mo>
              <mn>1</mn>
            </mrow>
            <mspace width="2em"/>
            <mo stretchy="false">→</mo>
            <mspace width="2em"/>
            <mfrac>
              <mn>3</mn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form="postfix" stretchy="true">)</mo>
                  </mrow>
                  <mn>2</mn>
                </msup>
                <mo stretchy="false">+</mo>
                <mn>9</mn>
              </mrow>
            </mfrac>
          </mrow>
        </mtd>
      </mtr>
      <mtr>
        <mtd>
          <mrow/>
        </mtd>
      </mtr>
      <mtr>
        <mtd>
          <mrow>
            <mi>C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n>1</mn>
                    <msup>
                      <mrow>
                        <mo fence="true" form="prefix" stretchy="true">(</mo>
                        <mrow>
                          <mrow>
                            <mi>s</mi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n>4</mn>
                    </msup>
                  </mfrac>
                </mrow>
                <mo fence="true" form="postfix" stretchy="true">}</mo>
              </mrow>
              <mo stretchy="false">=</mo>
              <mrow>
                <msup>
                  <mi>e</mi>
                  <mi>t</mi>
                </msup>
                <mo stretchy="false">⋅</mo>
                <msup>
                  <mo stretchy="false">ℒ</mo>
                  <mrow>
                    <mo stretchy="false">−</mo>
                    <mn>1</mn>
                  </mrow>
                </msup>
              </mrow>
            </mrow>
            <mrow>
              <mrow>
                <mo fence="true" form="prefix" stretchy="true">{</mo>
                <mrow>
                  <mfrac>
                    <mn>1</mn>
                    <msup>
                      <mrow>
                        <mo fence="true" form="prefix" stretchy="true">(</mo>
                        <mrow>
                          <mi>s</mi>
                        </mrow>
                        <mo fence="true" form="postfix" stretchy="true">)</mo>
                      </mrow>
                      <mn>4</mn>
                    </msup>
                  </mfrac>
                </mrow>
                <mo fence="true" form="postfix" stretchy="true">}</mo>
              </mrow>
              <mo stretchy="false">=</mo>
              <mrow>
                <msup>
                  <mi>e</mi>
                  <mi>t</mi>
                </msup>
                <mo stretchy="false">⋅</mo>
                <mfrac>
                  <mn>1</mn>
                  <mn>6</mn>
                </mfrac>
                <mo stretchy="false">⋅</mo>
                <msup>
                  <mi>t</mi>
                  <mn>3</mn>
                </msup>
              </mrow>
            </mrow>
          </mrow>
        </mtd>
      </mtr>
      <mtr>
        <mtd>
          <mrow/>
        </mtd>
      </mtr>
      <mtr>
        <mtd>
          <mrow>
            <mi>D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n>1</mn>
                    <mrow>
                      <mrow>
                        <mrow>
                          <msup>
                            <mi>s</mi>
                            <mn>2</mn>
                          </msup>
                          <mo stretchy="false">+</mo>
                          <mn>2</mn>
                        </mrow>
                        <mi>s</mi>
                      </mrow>
                      <mo stretchy="false">+</mo>
                      <mn>5</mn>
                    </mrow>
                  </mfrac>
                </mrow>
                <mo fence="true" form="postfix" stretchy="true">}</mo>
              </mrow>
              <mo stretchy="false">=</mo>
              <msup>
                <mo stretchy="false">ℒ</mo>
                <mrow>
                  <mo stretchy="false">−</mo>
                  <mn>1</mn>
                </mrow>
              </msup>
            </mrow>
            <mrow>
              <mrow>
                <mo fence="true" form="prefix" stretchy="true">{</mo>
                <mrow>
                  <mrow>
                    <mn>0</mn>
                    <mfrac>
                      <mn>1</mn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i>s</mi>
                                <mo stretchy="false">+</mo>
                                <mn>1</mn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n>4</mn>
                      </mrow>
                    </mfrac>
                  </mrow>
                </mrow>
                <mo fence="true" form="postfix" stretchy="true">}</mo>
              </mrow>
              <mo stretchy="false">=</mo>
              <mrow>
                <msup>
                  <mi>e</mi>
                  <mrow>
                    <mo stretchy="false">−</mo>
                    <mi>t</mi>
                  </mrow>
                </msup>
                <mo stretchy="false">⋅</mo>
                <msup>
                  <mo stretchy="false">ℒ</mo>
                  <mrow>
                    <mo stretchy="false">−</mo>
                    <mn>1</mn>
                  </mrow>
                </msup>
              </mrow>
            </mrow>
            <mrow>
              <mrow>
                <mo fence="true" form="prefix" stretchy="true">{</mo>
                <mrow>
                  <mfrac>
                    <mn>1</mn>
                    <mrow>
                      <msup>
                        <mrow>
                          <mo fence="true" form="prefix" stretchy="true">(</mo>
                          <mrow>
                            <mi>s</mi>
                          </mrow>
                          <mo fence="true" form="postfix" stretchy="true">)</mo>
                        </mrow>
                        <mn>2</mn>
                      </msup>
                      <msup>
                        <mo stretchy="false">+</mo>
                        <mrow/>
                      </msup>
                      <msup>
                        <mn>2</mn>
                        <mn>2</mn>
                      </msup>
                    </mrow>
                  </mfrac>
                </mrow>
                <mo fence="true" form="postfix" stretchy="true">}</mo>
              </mrow>
              <mo stretchy="false">=</mo>
              <mrow>
                <mfrac>
                  <msup>
                    <mi>e</mi>
                    <mrow>
                      <mo stretchy="false">−</mo>
                      <mi>t</mi>
                    </mrow>
                  </msup>
                  <mn>2</mn>
                </mfrac>
                <mo stretchy="false">⋅</mo>
                <mi mathvariant="italic">sen</mi>
              </mrow>
            </mrow>
            <mrow>
              <mo fence="true" form="prefix" stretchy="true">(</mo>
              <mrow>
                <mrow>
                  <mn>2</mn>
                  <mi>t</mi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E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row>
                      <mn>2</mn>
                      <mrow>
                        <mi>s</mi>
                        <mo stretchy="false">+</mo>
                        <mn>5</mn>
                      </mrow>
                    </mrow>
                    <mrow>
                      <mrow>
                        <mrow>
                          <msup>
                            <mi>s</mi>
                            <mn>2</mn>
                          </msup>
                          <mo stretchy="false">+</mo>
                          <mn>6</mn>
                        </mrow>
                        <mi>s</mi>
                      </mrow>
                      <mo stretchy="false">+</mo>
                      <mn>34</mn>
                    </mrow>
                  </mfrac>
                </mrow>
                <mo fence="true" form="postfix" stretchy="true">}</mo>
              </mrow>
              <mo stretchy="false">=</mo>
              <msup>
                <mo stretchy="false">ℒ</mo>
                <mrow>
                  <mo stretchy="false">−</mo>
                  <mn>1</mn>
                </mrow>
              </msup>
            </mrow>
            <mrow>
              <mrow>
                <mo fence="true" form="prefix" stretchy="true">{</mo>
                <mrow>
                  <mfrac>
                    <mrow>
                      <mn>2</mn>
                      <mrow>
                        <mrow>
                          <mo fence="true" form="prefix" stretchy="true">(</mo>
                          <mrow>
                            <mrow>
                              <mi>s</mi>
                              <mo stretchy="false">+</mo>
                              <mn>3</mn>
                            </mrow>
                          </mrow>
                          <mo fence="true" form="postfix" stretchy="true">)</mo>
                        </mrow>
                        <mo stretchy="false">−</mo>
                        <mn>1</mn>
                      </mrow>
                    </mrow>
                    <mrow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3</mn>
                          </mrow>
                        </mrow>
                        <mo fence="true" form="postfix" stretchy="true">)</mo>
                      </mrow>
                      <mrow>
                        <mn>²</mn>
                        <msup>
                          <mo stretchy="false">+</mo>
                          <mrow/>
                        </msup>
                        <msup>
                          <mn>5</mn>
                          <mn>2</mn>
                        </msup>
                      </mrow>
                    </mrow>
                  </mfrac>
                </mrow>
                <mo fence="true" form="postfix" stretchy="true">}</mo>
              </mrow>
              <mo stretchy="false">=</mo>
              <mrow>
                <msup>
                  <mi>e</mi>
                  <mrow>
                    <mo stretchy="false">−</mo>
                    <mn>3</mn>
                  </mrow>
                </msup>
                <mrow>
                  <mi>t</mi>
                  <mo stretchy="false">⋅</mo>
                  <msup>
                    <mo stretchy="false">ℒ</mo>
                    <mrow>
                      <mo stretchy="false">−</mo>
                      <mn>1</mn>
                    </mrow>
                  </msup>
                </mrow>
              </mrow>
            </mrow>
            <mrow>
              <mrow>
                <mo fence="true" form="prefix" stretchy="true">{</mo>
                <mrow>
                  <mfrac>
                    <mrow>
                      <mn>2</mn>
                      <mrow>
                        <mrow>
                          <mo fence="true" form="prefix" stretchy="true">(</mo>
                          <mrow>
                            <mi>s</mi>
                          </mrow>
                          <mo fence="true" form="postfix" stretchy="true">)</mo>
                        </mrow>
                        <mo stretchy="false">−</mo>
                        <mn>1</mn>
                      </mrow>
                    </mrow>
                    <mrow>
                      <mrow>
                        <mo fence="true" form="prefix" stretchy="true">(</mo>
                        <mrow>
                          <mi>s</mi>
                        </mrow>
                        <mo fence="true" form="postfix" stretchy="true">)</mo>
                      </mrow>
                      <mrow>
                        <mn>²</mn>
                        <msup>
                          <mo stretchy="false">+</mo>
                          <mrow/>
                        </msup>
                        <msup>
                          <mn>5</mn>
                          <mn>2</mn>
                        </msup>
                      </mrow>
                    </mrow>
                  </mfrac>
                </mrow>
                <mo fence="true" form="postfix" stretchy="true">}</mo>
              </mrow>
              <mo stretchy="false">=</mo>
              <mrow>
                <msup>
                  <mi>e</mi>
                  <mrow>
                    <mrow>
                      <mo stretchy="false">−</mo>
                      <mn>3</mn>
                    </mrow>
                    <mi>t</mi>
                  </mrow>
                </msup>
                <mo stretchy="false">⋅</mo>
                <mrow>
                  <mo fence="true" form="prefix" stretchy="true">(</mo>
                  <mrow>
                    <mrow>
                      <mrow>
                        <mn>2</mn>
                        <mo stretchy="false">⋅</mo>
                        <mi>cos</mi>
                      </mrow>
                      <mrow>
                        <mrow>
                          <mo fence="true" form="prefix" stretchy="true">(</mo>
                          <mrow>
                            <mrow>
                              <mn>5</mn>
                              <mi>t</mi>
                            </mrow>
                          </mrow>
                          <mo fence="true" form="postfix" stretchy="true">)</mo>
                        </mrow>
                        <mo stretchy="false">−</mo>
                        <mfrac>
                          <mn>1</mn>
                          <mn>5</mn>
                        </mfrac>
                      </mrow>
                      <mi mathvariant="italic">sen</mi>
                      <mrow>
                        <mo fence="true" form="prefix" stretchy="true">(</mo>
                        <mrow>
                          <mrow>
                            <mn>5</mn>
                            <mi>t</mi>
                          </mrow>
                        </mrow>
                        <mo fence="true" form="postfix" stretchy="true">)</mo>
                      </mrow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/>
        </mtd>
      </mtr>
      <mtr>
        <mtd>
          <mrow>
            <mi>F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i>s</mi>
                    <mrow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1</mn>
                          </mrow>
                        </mrow>
                        <mo fence="true" form="postfix" stretchy="true">)</mo>
                      </mrow>
                      <mn>²</mn>
                    </mrow>
                  </mfrac>
                </mrow>
                <mo fence="true" form="postfix" stretchy="true">}</mo>
              </mrow>
              <mo stretchy="false">=</mo>
              <msup>
                <mo stretchy="false">ℒ</mo>
                <mrow>
                  <mo stretchy="false">−</mo>
                  <mn>1</mn>
                </mrow>
              </msup>
            </mrow>
            <mrow>
              <mrow>
                <mo fence="true" form="prefix" stretchy="true">{</mo>
                <mrow>
                  <mfrac>
                    <mrow>
                      <mi>s</mi>
                      <mo stretchy="false">+</mo>
                      <mn>1</mn>
                      <mo stretchy="false">−</mo>
                      <mn>1</mn>
                    </mrow>
                    <mrow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1</mn>
                          </mrow>
                        </mrow>
                        <mo fence="true" form="postfix" stretchy="true">)</mo>
                      </mrow>
                      <mn>²</mn>
                    </mrow>
                  </mfrac>
                </mrow>
                <mo fence="true" form="postfix" stretchy="true">}</mo>
              </mrow>
              <mo stretchy="false">=</mo>
              <msup>
                <mo stretchy="false">ℒ</mo>
                <mrow>
                  <mo stretchy="false">−</mo>
                  <mn>1</mn>
                </mrow>
              </msup>
            </mrow>
            <mrow>
              <mrow>
                <mo fence="true" form="prefix" stretchy="true">{</mo>
                <mrow>
                  <mfrac>
                    <mn>1</mn>
                    <mrow>
                      <mo fence="true" form="prefix" stretchy="true">(</mo>
                      <mrow>
                        <mrow>
                          <mi>s</mi>
                          <mo stretchy="false">+</mo>
                          <mn>1</mn>
                        </mrow>
                      </mrow>
                      <mo fence="true" form="postfix" stretchy="true">)</mo>
                    </mrow>
                  </mfrac>
                </mrow>
                <mo fence="true" form="postfix" stretchy="true">}</mo>
              </mrow>
              <mo stretchy="false">−</mo>
              <msup>
                <mo stretchy="false">ℒ</mo>
                <mrow>
                  <mo stretchy="false">−</mo>
                  <mn>1</mn>
                </mrow>
              </msup>
            </mrow>
            <mrow>
              <mrow>
                <mo fence="true" form="prefix" stretchy="true">{</mo>
                <mrow>
                  <mfrac>
                    <mn>1</mn>
                    <mrow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1</mn>
                          </mrow>
                        </mrow>
                        <mo fence="true" form="postfix" stretchy="true">)</mo>
                      </mrow>
                      <mn>²</mn>
                    </mrow>
                  </mfrac>
                </mrow>
                <mo fence="true" form="postfix" stretchy="true">}</mo>
              </mrow>
              <mo stretchy="false">=</mo>
              <mrow>
                <msup>
                  <mi>e</mi>
                  <mrow>
                    <mo stretchy="false">−</mo>
                    <mi>t</mi>
                  </mrow>
                </msup>
                <mo stretchy="false">−</mo>
                <mrow>
                  <msup>
                    <mi>e</mi>
                    <mrow>
                      <mo stretchy="false">−</mo>
                      <mi>t</mi>
                    </mrow>
                  </msup>
                  <mo stretchy="false">⋅</mo>
                  <mi>t</mi>
                </mrow>
              </mrow>
            </mrow>
          </mrow>
        </mtd>
      </mtr>
      <mtr>
        <mtd>
          <mrow/>
        </mtd>
      </mtr>
      <mtr>
        <mtd>
          <mrow>
            <mi>G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row>
                      <mn>2</mn>
                      <mrow>
                        <msup>
                          <mi>s</mi>
                          <mn>2</mn>
                        </msup>
                        <mo stretchy="false">+</mo>
                        <mn>10</mn>
                      </mrow>
                      <mi>s</mi>
                    </mrow>
                    <mrow>
                      <mrow>
                        <mo fence="true" form="prefix" stretchy="true">(</mo>
                        <mrow>
                          <mrow>
                            <mrow>
                              <mrow>
                                <msup>
                                  <mi>s</mi>
                                  <mn>2</mn>
                                </msup>
                                <mo stretchy="false">−</mo>
                                <mn>2</mn>
                              </mrow>
                              <mi>s</mi>
                            </mrow>
                            <mo stretchy="false">+</mo>
                            <mn>5</mn>
                          </mrow>
                        </mrow>
                        <mo fence="true" form="postfix" stretchy="true">)</mo>
                      </mrow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1</mn>
                          </mrow>
                        </mrow>
                        <mo fence="true" form="postfix" stretchy="true">)</mo>
                      </mrow>
                    </mrow>
                  </mfrac>
                </mrow>
                <mo fence="true" form="postfix" stretchy="true">}</mo>
              </mrow>
              <mo stretchy="false">=</mo>
              <mrow/>
            </mrow>
          </mrow>
        </mtd>
      </mtr>
      <mtr>
        <mtd>
          <mrow/>
        </mtd>
      </mtr>
      <mtr>
        <mtd>
          <mrow>
            <mfrac>
              <mrow>
                <mn>2</mn>
                <mrow>
                  <msup>
                    <mi>s</mi>
                    <mn>2</mn>
                  </msup>
                  <mo stretchy="false">+</mo>
                  <mn>10</mn>
                </mrow>
                <mi>s</mi>
              </mrow>
              <mrow>
                <mrow>
                  <mo fence="true" form="prefix" stretchy="true">(</mo>
                  <mrow>
                    <mrow>
                      <mrow>
                        <mrow>
                          <msup>
                            <mi>s</mi>
                            <mn>2</mn>
                          </msup>
                          <mo stretchy="false">−</mo>
                          <mn>2</mn>
                        </mrow>
                        <mi>s</mi>
                      </mrow>
                      <mo stretchy="false">+</mo>
                      <mn>5</mn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s</mi>
                      <mo stretchy="false">+</mo>
                      <mn>1</mn>
                    </mrow>
                  </mrow>
                  <mo fence="true" form="postfix" stretchy="true">)</mo>
                </mrow>
              </mrow>
            </mfrac>
            <mo stretchy="false">=</mo>
            <mrow>
              <mfrac>
                <mrow>
                  <mo fence="true" form="prefix" stretchy="true">(</mo>
                  <mrow>
                    <mrow>
                      <mi mathvariant="italic">As</mi>
                      <mo stretchy="false">+</mo>
                      <mi>B</mi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row>
                        <mrow>
                          <msup>
                            <mi>s</mi>
                            <mn>2</mn>
                          </msup>
                          <mo stretchy="false">−</mo>
                          <mn>2</mn>
                        </mrow>
                        <mi>s</mi>
                      </mrow>
                      <mo stretchy="false">+</mo>
                      <mn>5</mn>
                    </mrow>
                  </mrow>
                  <mo fence="true" form="postfix" stretchy="true">)</mo>
                </mrow>
              </mfrac>
              <mo stretchy="false">+</mo>
              <mfrac>
                <mi>C</mi>
                <mrow>
                  <mo fence="true" form="prefix" stretchy="true">(</mo>
                  <mrow>
                    <mrow>
                      <mi>s</mi>
                      <mo stretchy="false">+</mo>
                      <mn>1</mn>
                    </mrow>
                  </mrow>
                  <mo fence="true" form="postfix" stretchy="true">)</mo>
                </mrow>
              </mfrac>
            </mrow>
          </mrow>
        </mtd>
      </mtr>
      <mtr>
        <mtd>
          <mrow/>
        </mtd>
      </mtr>
      <mtr>
        <mtd>
          <mrow>
            <mn>2</mn>
            <mrow>
              <msup>
                <mi>s</mi>
                <mn>2</mn>
              </msup>
              <mo stretchy="false">+</mo>
              <mn>10</mn>
            </mrow>
            <mrow>
              <mi>s</mi>
              <mo stretchy="false">=</mo>
              <mrow>
                <mo fence="true" form="prefix" stretchy="true">(</mo>
                <mrow>
                  <mrow>
                    <mi>s</mi>
                    <mo stretchy="false">+</mo>
                    <mn>1</mn>
                  </mrow>
                </mrow>
                <mo fence="true" form="postfix" stretchy="true">)</mo>
              </mrow>
            </mrow>
            <mrow>
              <mrow>
                <mo fence="true" form="prefix" stretchy="true">(</mo>
                <mrow>
                  <mrow>
                    <mi mathvariant="italic">As</mi>
                    <mo stretchy="false">+</mo>
                    <mi>B</mi>
                  </mrow>
                </mrow>
                <mo fence="true" form="postfix" stretchy="true">)</mo>
              </mrow>
              <mo stretchy="false">+</mo>
              <mi>C</mi>
            </mrow>
            <mrow>
              <mo fence="true" form="prefix" stretchy="true">(</mo>
              <mrow>
                <mrow>
                  <mrow>
                    <mrow>
                      <msup>
                        <mi>s</mi>
                        <mn>2</mn>
                      </msup>
                      <mo stretchy="false">−</mo>
                      <mn>2</mn>
                    </mrow>
                    <mi>s</mi>
                  </mrow>
                  <mo stretchy="false">+</mo>
                  <mn>5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s</mi>
            <mo stretchy="false">=</mo>
            <mrow>
              <mo stretchy="false">−</mo>
              <mn>1</mn>
            </mrow>
          </mrow>
        </mtd>
      </mtr>
      <mtr>
        <mtd>
          <mrow/>
        </mtd>
      </mtr>
      <mtr>
        <mtd>
          <mrow>
            <mrow>
              <mrow>
                <mn>2</mn>
                <mo stretchy="false">−</mo>
                <mn>10</mn>
              </mrow>
              <mo stretchy="false">=</mo>
              <mrow>
                <mn>0</mn>
                <mo stretchy="false">+</mo>
                <mi>C</mi>
              </mrow>
            </mrow>
            <mrow>
              <mo fence="true" form="prefix" stretchy="true">(</mo>
              <mrow>
                <mn>8</mn>
              </mrow>
              <mo fence="true" form="postfix" stretchy="true">)</mo>
            </mrow>
          </mrow>
        </mtd>
      </mtr>
      <mtr>
        <mtd>
          <mrow>
            <mi>C</mi>
            <mrow>
              <mspace width="2em"/>
              <mo stretchy="false">=</mo>
              <mrow>
                <mspace width="2em"/>
                <mo stretchy="false">−</mo>
                <mn>1</mn>
              </mrow>
            </mrow>
          </mrow>
        </mtd>
      </mtr>
      <mtr>
        <mtd>
          <mrow/>
        </mtd>
      </mtr>
      <mtr>
        <mtd>
          <mrow>
            <mn>2</mn>
            <mrow>
              <msup>
                <mi>s</mi>
                <mn>2</mn>
              </msup>
              <mo stretchy="false">+</mo>
              <mn>10</mn>
            </mrow>
            <mrow>
              <mi>s</mi>
              <mo stretchy="false">=</mo>
              <mrow>
                <mo fence="true" form="prefix" stretchy="true">(</mo>
                <mrow>
                  <mrow>
                    <mi>s</mi>
                    <mo stretchy="false">+</mo>
                    <mn>1</mn>
                  </mrow>
                </mrow>
                <mo fence="true" form="postfix" stretchy="true">)</mo>
              </mrow>
            </mrow>
            <mrow>
              <mrow>
                <mo fence="true" form="prefix" stretchy="true">(</mo>
                <mrow>
                  <mrow>
                    <mi mathvariant="italic">As</mi>
                    <mo stretchy="false">+</mo>
                    <mi>B</mi>
                  </mrow>
                </mrow>
                <mo fence="true" form="postfix" stretchy="true">)</mo>
              </mrow>
              <mo stretchy="false">−</mo>
              <mrow>
                <mo fence="true" form="prefix" stretchy="true">(</mo>
                <mrow>
                  <mrow>
                    <mrow>
                      <mrow>
                        <msup>
                          <mi>s</mi>
                          <mn>2</mn>
                        </msup>
                        <mo stretchy="false">−</mo>
                        <mn>2</mn>
                      </mrow>
                      <mi>s</mi>
                    </mrow>
                    <mo stretchy="false">+</mo>
                    <mn>5</mn>
                  </mrow>
                </mrow>
                <mo fence="true" form="postfix" stretchy="true">)</mo>
              </mrow>
            </mrow>
          </mrow>
        </mtd>
      </mtr>
      <mtr>
        <mtd>
          <mrow/>
        </mtd>
      </mtr>
      <mtr>
        <mtd>
          <mrow>
            <mi>s</mi>
            <mo stretchy="false">=</mo>
            <mn>0</mn>
          </mrow>
        </mtd>
      </mtr>
      <mtr>
        <mtd>
          <mrow/>
        </mtd>
      </mtr>
      <mtr>
        <mtd>
          <mrow>
            <mrow>
              <mn>0</mn>
              <mo stretchy="false">=</mo>
              <mrow>
                <mo fence="true" form="prefix" stretchy="true">(</mo>
                <mrow>
                  <mn>1</mn>
                </mrow>
                <mo fence="true" form="postfix" stretchy="true">)</mo>
              </mrow>
            </mrow>
            <mrow>
              <mrow>
                <mo fence="true" form="prefix" stretchy="true">(</mo>
                <mrow>
                  <mrow>
                    <mn>0</mn>
                    <mo stretchy="false">+</mo>
                    <mi>B</mi>
                  </mrow>
                </mrow>
                <mo fence="true" form="postfix" stretchy="true">)</mo>
              </mrow>
              <mo stretchy="false">−</mo>
              <mrow>
                <mo fence="true" form="prefix" stretchy="true">(</mo>
                <mrow>
                  <mrow>
                    <mn>0</mn>
                    <mo stretchy="false">−</mo>
                    <mn>0</mn>
                    <mo stretchy="false">+</mo>
                    <mn>5</mn>
                  </mrow>
                </mrow>
                <mo fence="true" form="postfix" stretchy="true">)</mo>
              </mrow>
            </mrow>
          </mrow>
        </mtd>
      </mtr>
      <mtr>
        <mtd>
          <mrow/>
        </mtd>
      </mtr>
      <mtr>
        <mtd>
          <mrow>
            <mi>B</mi>
            <mrow>
              <mspace width="2em"/>
              <mo stretchy="false">=</mo>
              <mn>5</mn>
            </mrow>
          </mrow>
        </mtd>
      </mtr>
      <mtr>
        <mtd>
          <mrow>
            <mi>s</mi>
            <mo stretchy="false">=</mo>
            <mn>1</mn>
          </mrow>
        </mtd>
      </mtr>
      <mtr>
        <mtd>
          <mrow>
            <mn>2</mn>
            <mrow>
              <msup>
                <mi>s</mi>
                <mn>2</mn>
              </msup>
              <mo stretchy="false">+</mo>
              <mn>10</mn>
            </mrow>
            <mrow>
              <mi>s</mi>
              <mo stretchy="false">=</mo>
              <mrow>
                <mo fence="true" form="prefix" stretchy="true">(</mo>
                <mrow>
                  <mrow>
                    <mi>s</mi>
                    <mo stretchy="false">+</mo>
                    <mn>1</mn>
                  </mrow>
                </mrow>
                <mo fence="true" form="postfix" stretchy="true">)</mo>
              </mrow>
            </mrow>
            <mrow>
              <mrow>
                <mo fence="true" form="prefix" stretchy="true">(</mo>
                <mrow>
                  <mrow>
                    <mi mathvariant="italic">As</mi>
                    <mo stretchy="false">+</mo>
                    <mn>5</mn>
                  </mrow>
                </mrow>
                <mo fence="true" form="postfix" stretchy="true">)</mo>
              </mrow>
              <mo stretchy="false">−</mo>
              <mrow>
                <mo fence="true" form="prefix" stretchy="true">(</mo>
                <mrow>
                  <mrow>
                    <mrow>
                      <mrow>
                        <msup>
                          <mi>s</mi>
                          <mn>2</mn>
                        </msup>
                        <mo stretchy="false">−</mo>
                        <mn>2</mn>
                      </mrow>
                      <mi>s</mi>
                    </mrow>
                    <mo stretchy="false">+</mo>
                    <mn>5</mn>
                  </mrow>
                </mrow>
                <mo fence="true" form="postfix" stretchy="true">)</mo>
              </mrow>
            </mrow>
          </mrow>
        </mtd>
      </mtr>
      <mtr>
        <mtd>
          <mrow>
            <mrow>
              <mrow>
                <mn>2</mn>
                <mo stretchy="false">+</mo>
                <mn>10</mn>
              </mrow>
              <mo stretchy="false">=</mo>
              <mrow>
                <mo fence="true" form="prefix" stretchy="true">(</mo>
                <mrow>
                  <mn>2</mn>
                </mrow>
                <mo fence="true" form="postfix" stretchy="true">)</mo>
              </mrow>
            </mrow>
            <mrow>
              <mrow>
                <mo fence="true" form="prefix" stretchy="true">(</mo>
                <mrow>
                  <mrow>
                    <mi>A</mi>
                    <mo stretchy="false">+</mo>
                    <mn>5</mn>
                  </mrow>
                </mrow>
                <mo fence="true" form="postfix" stretchy="true">)</mo>
              </mrow>
              <mo stretchy="false">−</mo>
              <mrow>
                <mo fence="true" form="prefix" stretchy="true">(</mo>
                <mrow>
                  <mrow>
                    <mn>1</mn>
                    <mo stretchy="false">−</mo>
                    <mn>2</mn>
                    <mo stretchy="false">+</mo>
                    <mn>5</mn>
                  </mrow>
                </mrow>
                <mo fence="true" form="postfix" stretchy="true">)</mo>
              </mrow>
            </mrow>
          </mrow>
        </mtd>
      </mtr>
      <mtr>
        <mtd>
          <mrow>
            <mn>12</mn>
            <mo stretchy="false">=</mo>
            <mrow>
              <mo fence="true" form="prefix" stretchy="true">(</mo>
              <mrow>
                <mrow>
                  <mn>2</mn>
                  <mrow>
                    <mi>A</mi>
                    <mo stretchy="false">+</mo>
                    <mn>6</mn>
                  </mrow>
                </mrow>
              </mrow>
              <mo fence="true" form="postfix" stretchy="true">)</mo>
            </mrow>
          </mrow>
        </mtd>
      </mtr>
      <mtr>
        <mtd>
          <mrow>
            <mi>A</mi>
            <mo stretchy="false">=</mo>
            <mn>3</mn>
          </mrow>
        </mtd>
      </mtr>
      <mtr>
        <mtd>
          <mrow/>
        </mtd>
      </mtr>
      <mtr>
        <mtd>
          <mrow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row>
                    <mfrac>
                      <mrow>
                        <mo fence="true" form="prefix" stretchy="true">(</mo>
                        <mrow>
                          <mrow>
                            <mn>3</mn>
                            <mrow>
                              <mi>s</mi>
                              <mo stretchy="false">+</mo>
                              <mn>5</mn>
                            </mrow>
                          </mrow>
                        </mrow>
                        <mo fence="true" form="postfix" stretchy="true">)</mo>
                      </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i>s</mi>
                                <mo stretchy="false">−</mo>
                                <mn>1</mn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n>4</mn>
                      </mrow>
                    </mfrac>
                    <mo stretchy="false">−</mo>
                    <mfrac>
                      <mn>1</mn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1</mn>
                          </mrow>
                        </mrow>
                        <mo fence="true" form="postfix" stretchy="true">)</mo>
                      </mrow>
                    </mfrac>
                  </mrow>
                </mrow>
                <mo fence="true" form="postfix" stretchy="true">}</mo>
              </mrow>
              <mo stretchy="false">=</mo>
              <msup>
                <mo stretchy="false">ℒ</mo>
                <mrow>
                  <mo stretchy="false">−</mo>
                  <mn>1</mn>
                </mrow>
              </msup>
            </mrow>
            <mrow>
              <mrow>
                <mo fence="true" form="prefix" stretchy="true">{</mo>
                <mrow>
                  <mrow>
                    <mfrac>
                      <mrow>
                        <mn>3</mn>
                        <mrow>
                          <mo fence="true" form="prefix" stretchy="true">(</mo>
                          <mrow>
                            <mrow>
                              <mi>s</mi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</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i>s</mi>
                                <mo stretchy="false">−</mo>
                                <mn>1</mn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n>4</mn>
                      </mrow>
                    </mfrac>
                    <mo stretchy="false">+</mo>
                    <mfrac>
                      <mn>8</mn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i>s</mi>
                                <mo stretchy="false">−</mo>
                                <mn>1</mn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n>4</mn>
                      </mrow>
                    </mfrac>
                    <mo stretchy="false">−</mo>
                    <mfrac>
                      <mn>1</mn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1</mn>
                          </mrow>
                        </mrow>
                        <mo fence="true" form="postfix" stretchy="true">)</mo>
                      </mrow>
                    </mfrac>
                  </mrow>
                </mrow>
                <mo fence="true" form="postfix" stretchy="true">}</mo>
              </mrow>
              <mo stretchy="false">=</mo>
              <mrow>
                <mrow>
                  <mo stretchy="false">−</mo>
                  <msup>
                    <mi>e</mi>
                    <mrow>
                      <mo stretchy="false">−</mo>
                      <msup>
                        <mi>t</mi>
                        <mrow/>
                      </msup>
                    </mrow>
                  </msup>
                </mrow>
                <mo stretchy="false">+</mo>
                <mrow>
                  <mn>4</mn>
                  <mo stretchy="false">⋅</mo>
                  <msup>
                    <mi>e</mi>
                    <mi>t</mi>
                  </msup>
                  <mo stretchy="false">⋅</mo>
                  <mi mathvariant="italic">sen</mi>
                </mrow>
              </mrow>
            </mrow>
            <mrow>
              <mrow>
                <mo fence="true" form="prefix" stretchy="true">(</mo>
                <mrow>
                  <mrow>
                    <mn>2</mn>
                    <mi>t</mi>
                  </mrow>
                </mrow>
                <mo fence="true" form="postfix" stretchy="true">)</mo>
              </mrow>
              <mo stretchy="false">+</mo>
              <mrow>
                <mn>3</mn>
                <mo stretchy="false">⋅</mo>
                <msup>
                  <mi>e</mi>
                  <mi>t</mi>
                </msup>
                <mo stretchy="false">⋅</mo>
                <mi>cos</mi>
              </mrow>
            </mrow>
            <mrow>
              <mo fence="true" form="prefix" stretchy="true">(</mo>
              <mrow>
                <mrow>
                  <mn>2</mn>
                  <mi>t</mi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G</mi>
            <mn>.</mn>
            <mspace width="2em"/>
          </mrow>
        </mtd>
      </mtr>
      <mtr>
        <mtd>
          <mrow/>
        </mtd>
      </mtr>
      <mtr>
        <mtd>
          <mrow>
            <mi>H</mi>
            <mn>.</mn>
            <mspace width="2em"/>
            <mo stretchy="false">ℒ</mo>
            <mrow>
              <mrow>
                <mo fence="true" form="prefix" stretchy="true">(</mo>
                <mrow>
                  <mrow>
                    <mi>f</mi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o stretchy="false">=</mo>
              <mrow>
                <munderover>
                  <mo stretchy="false">∫</mo>
                  <mn>0</mn>
                  <mi>∞</mi>
                </munderover>
                <mrow>
                  <mrow>
                    <msup>
                      <mi>e</mi>
                      <mrow>
                        <mrow>
                          <mo stretchy="false">−</mo>
                          <mi>s</mi>
                        </mrow>
                        <mo stretchy="false">⋅</mo>
                        <mi>t</mi>
                      </mrow>
                    </msup>
                    <mo stretchy="false">⋅</mo>
                    <mi>f</mi>
                  </mrow>
                  <mrow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  <mo stretchy="false">⋅</mo>
                    <mi mathvariant="italic">dt</mi>
                  </mrow>
                </mrow>
              </mrow>
            </mrow>
          </mrow>
        </mtd>
      </mtr>
      <mtr>
        <mtd>
          <mrow/>
        </mtd>
      </mtr>
      <mtr>
        <mtd>
          <mrow>
            <mo stretchy="false">ℒ</mo>
            <mrow>
              <mrow>
                <mo fence="true" form="prefix" stretchy="true">{</mo>
                <mrow>
                  <mrow>
                    <mi>u</mi>
                    <mrow>
                      <mo fence="true" form="prefix" stretchy="true">(</mo>
                      <mrow>
                        <mrow>
                          <mi>t</mi>
                          <mo stretchy="false">−</mo>
                          <mi>a</mi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frac>
                <msup>
                  <mi>e</mi>
                  <mrow>
                    <mo stretchy="false">−</mo>
                    <mi mathvariant="italic">as</mi>
                  </mrow>
                </msup>
                <mi>s</mi>
              </mfrac>
            </mrow>
            <mspace width="2em"/>
            <mo stretchy="false">→</mo>
            <mspace width="2em"/>
            <mrow>
              <mn>2</mn>
              <mo stretchy="false">⋅</mo>
              <mi>u</mi>
            </mrow>
            <mrow>
              <mrow>
                <mo fence="true" form="prefix" stretchy="true">(</mo>
                <mrow>
                  <mrow>
                    <mi>t</mi>
                    <mo stretchy="false">−</mo>
                    <mn>1</mn>
                  </mrow>
                </mrow>
                <mo fence="true" form="postfix" stretchy="true">)</mo>
              </mrow>
              <mo stretchy="false">−</mo>
              <mi>u</mi>
            </mrow>
            <mrow>
              <mrow>
                <mo fence="true" form="prefix" stretchy="true">(</mo>
                <mrow>
                  <mrow>
                    <mi>t</mi>
                    <mo stretchy="false">−</mo>
                    <mn>2</mn>
                  </mrow>
                </mrow>
                <mo fence="true" form="postfix" stretchy="true">)</mo>
              </mrow>
              <mo stretchy="false">+</mo>
              <mrow>
                <mn>2</mn>
                <mo stretchy="false">⋅</mo>
                <mi>u</mi>
              </mrow>
            </mrow>
            <mrow>
              <mrow>
                <mo fence="true" form="prefix" stretchy="true">(</mo>
                <mrow>
                  <mrow>
                    <mi>t</mi>
                    <mo stretchy="false">−</mo>
                    <mn>3</mn>
                  </mrow>
                </mrow>
                <mo fence="true" form="postfix" stretchy="true">)</mo>
              </mrow>
              <mo stretchy="false">=</mo>
              <mrow>
                <mrow>
                  <mn>2</mn>
                  <mo stretchy="false">⋅</mo>
                  <mfrac>
                    <msup>
                      <mi>e</mi>
                      <mrow>
                        <mo stretchy="false">−</mo>
                        <mi>s</mi>
                      </mrow>
                    </msup>
                    <mi>s</mi>
                  </mfrac>
                </mrow>
                <mo stretchy="false">−</mo>
                <mrow>
                  <msup>
                    <mi>e</mi>
                    <mrow>
                      <mo stretchy="false">−</mo>
                      <mn>2</mn>
                    </mrow>
                  </msup>
                  <mfrac>
                    <mi>s</mi>
                    <mi>s</mi>
                  </mfrac>
                </mrow>
                <mo stretchy="false">+</mo>
                <mrow>
                  <mn>2</mn>
                  <mo stretchy="false">⋅</mo>
                  <mrow>
                    <msup>
                      <mi>e</mi>
                      <mrow>
                        <mo stretchy="false">−</mo>
                        <mn>3</mn>
                      </mrow>
                    </msup>
                    <mfrac>
                      <mi>s</mi>
                      <mi>s</mi>
                    </mfrac>
                  </mrow>
                </mrow>
              </mrow>
            </mrow>
          </mrow>
        </mtd>
      </mtr>
      <mtr>
        <mtd>
          <mrow/>
        </mtd>
      </mtr>
      <mtr>
        <mtd>
          <mrow>
            <mi>I</mi>
            <mn>.</mn>
            <mspace width="2em"/>
            <mo stretchy="false">ℒ</mo>
            <mrow>
              <mrow>
                <mo fence="true" form="prefix" stretchy="true">{</mo>
                <mrow>
                  <mrow>
                    <mrow>
                      <mo fence="true" form="prefix" stretchy="tru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  <mi>u</mi>
                    <mrow>
                      <mo fence="true" form="prefix" stretchy="tru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row>
                <msup>
                  <mi>e</mi>
                  <mrow>
                    <mo stretchy="false">−</mo>
                    <mi>s</mi>
                  </mrow>
                </msup>
                <mo stretchy="false">⋅</mo>
                <mo stretchy="false">ℒ</mo>
              </mrow>
            </mrow>
            <mrow>
              <mrow>
                <mo fence="true" form="prefix" stretchy="true">{</mo>
                <mrow>
                  <mi>t</mi>
                </mrow>
                <mo fence="true" form="postfix" stretchy="true">}</mo>
              </mrow>
              <mo stretchy="false">=</mo>
              <mfrac>
                <msup>
                  <mi>e</mi>
                  <mrow>
                    <mo stretchy="false">−</mo>
                    <mi>s</mi>
                  </mrow>
                </msup>
                <msup>
                  <mi>s</mi>
                  <mn>2</mn>
                </msup>
              </mfrac>
            </mrow>
          </mrow>
        </mtd>
      </mtr>
      <mtr>
        <mtd>
          <mrow/>
        </mtd>
      </mtr>
      <mtr>
        <mtd>
          <mrow>
            <mi>J</mi>
            <mn>.</mn>
            <mspace width="2em"/>
            <mo stretchy="false">ℒ</mo>
            <mrow>
              <mrow>
                <mo fence="true" form="prefix" stretchy="true">{</mo>
                <mrow>
                  <mrow>
                    <mi>cos</mi>
                    <mrow>
                      <mo fence="true" form="prefix" stretchy="true">(</mo>
                      <mrow>
                        <mrow>
                          <mn>2</mn>
                          <mi>t</mi>
                        </mrow>
                      </mrow>
                      <mo fence="true" form="postfix" stretchy="true">)</mo>
                    </mrow>
                    <mi>u</mi>
                    <mrow>
                      <mo fence="true" form="prefix" stretchy="true">(</mo>
                      <mrow>
                        <mrow>
                          <mi>t</mi>
                          <mo stretchy="false">−</mo>
                          <mi>π</mi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row>
                <msup>
                  <mi>e</mi>
                  <mrow>
                    <mo stretchy="false">−</mo>
                    <mi mathvariant="italic">πs</mi>
                  </mrow>
                </msup>
                <mo stretchy="false">⋅</mo>
                <mo stretchy="false">ℒ</mo>
              </mrow>
            </mrow>
            <mrow>
              <mrow>
                <mo fence="true" form="prefix" stretchy="true">{</mo>
                <mrow>
                  <mrow>
                    <mi>cos</mi>
                    <mrow>
                      <mo fence="true" form="prefix" stretchy="true">(</mo>
                      <mrow>
                        <mrow>
                          <mn>2</mn>
                          <mrow>
                            <mo fence="true" form="prefix" stretchy="true">(</mo>
                            <mrow>
                              <mrow>
                                <mi>t</mi>
                                <mo stretchy="false">+</mo>
                                <mi>π</mi>
                              </mrow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row>
                <msup>
                  <mi>e</mi>
                  <mrow>
                    <mo stretchy="false">−</mo>
                    <mi mathvariant="italic">πs</mi>
                  </mrow>
                </msup>
                <mo stretchy="false">⋅</mo>
                <mo stretchy="false">ℒ</mo>
              </mrow>
            </mrow>
            <mrow>
              <mrow>
                <mo fence="true" form="prefix" stretchy="true">{</mo>
                <mrow>
                  <mrow>
                    <mi>cos</mi>
                    <mrow>
                      <mo fence="true" form="prefix" stretchy="true">(</mo>
                      <mrow>
                        <mrow>
                          <mn>2</mn>
                          <msub>
                            <mi>t</mi>
                            <mrow/>
                          </msub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row>
                <msup>
                  <mi>e</mi>
                  <mrow>
                    <mo stretchy="false">−</mo>
                    <mi mathvariant="italic">πs</mi>
                  </mrow>
                </msup>
                <mo stretchy="false">⋅</mo>
                <mfrac>
                  <mi>s</mi>
                  <mrow>
                    <msup>
                      <mi>s</mi>
                      <mn>2</mn>
                    </msup>
                    <mo stretchy="false">+</mo>
                    <mn>4</mn>
                  </mrow>
                </mfrac>
              </mrow>
            </mrow>
          </mrow>
        </mtd>
      </mtr>
      <mtr>
        <mtd>
          <mrow/>
        </mtd>
      </mtr>
      <mtr>
        <mtd>
          <mrow>
            <mi>K</mi>
            <mn>.</mn>
            <mspace width="2em"/>
            <mi>f</mi>
            <mrow>
              <mrow>
                <mo fence="true" form="prefix" stretchy="true">(</mo>
                <mrow>
                  <mi>t</mi>
                </mrow>
                <mo fence="true" form="postfix" stretchy="true">)</mo>
              </mrow>
              <mo stretchy="false">=</mo>
              <mi>sin</mi>
            </mrow>
            <mrow>
              <mrow>
                <mo fence="true" form="prefix" stretchy="true">(</mo>
                <mrow>
                  <mi>t</mi>
                </mrow>
                <mo fence="true" form="postfix" stretchy="true">)</mo>
              </mrow>
              <mo stretchy="false">⋅</mo>
              <mi>u</mi>
            </mrow>
            <mrow>
              <mrow>
                <mo fence="true" form="prefix" stretchy="true">(</mo>
                <mrow>
                  <mrow>
                    <mi>t</mi>
                    <mo stretchy="false">−</mo>
                    <mfrac>
                      <mi>π</mi>
                      <mn>2</mn>
                    </mfrac>
                  </mrow>
                </mrow>
                <mo fence="true" form="postfix" stretchy="true">)</mo>
              </mrow>
              <mo stretchy="false">=</mo>
              <mo stretchy="false">ℒ</mo>
            </mrow>
            <mrow>
              <mrow>
                <mo fence="true" form="prefix" stretchy="true">{</mo>
                <mrow>
                  <mrow>
                    <mi>sin</mi>
                    <mrow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  <mo stretchy="false">⋅</mo>
                      <mi>u</mi>
                    </mrow>
                    <mrow>
                      <mo fence="true" form="prefix" stretchy="true">(</mo>
                      <mrow>
                        <mrow>
                          <mi>t</mi>
                          <mo stretchy="false">−</mo>
                          <mfrac>
                            <mi>π</mi>
                            <mn>2</mn>
                          </mfrac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row>
                <msup>
                  <mi>e</mi>
                  <mrow>
                    <mrow>
                      <mo stretchy="false">−</mo>
                      <mfrac>
                        <mi>π</mi>
                        <mn>2</mn>
                      </mfrac>
                    </mrow>
                    <mo stretchy="false">⋅</mo>
                    <mi>s</mi>
                  </mrow>
                </msup>
                <mo stretchy="false">⋅</mo>
                <mo stretchy="false">ℒ</mo>
              </mrow>
            </mrow>
            <mrow>
              <mrow>
                <mo fence="true" form="prefix" stretchy="true">{</mo>
                <mrow>
                  <mrow>
                    <mi>sin</mi>
                    <mrow>
                      <mo fence="true" form="prefix" stretchy="true">(</mo>
                      <mrow>
                        <mrow>
                          <mi>t</mi>
                          <mo stretchy="false">+</mo>
                          <mfrac>
                            <mi>π</mi>
                            <mn>2</mn>
                          </mfrac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row>
                <msup>
                  <mi>e</mi>
                  <mrow>
                    <mrow>
                      <mo stretchy="false">−</mo>
                      <mfrac>
                        <mi>π</mi>
                        <mn>2</mn>
                      </mfrac>
                    </mrow>
                    <mo stretchy="false">⋅</mo>
                    <mi>s</mi>
                  </mrow>
                </msup>
                <mo stretchy="false">⋅</mo>
                <mrow>
                  <mo fence="true" form="prefix" stretchy="true">(</mo>
                  <mrow>
                    <mfrac>
                      <mrow>
                        <mrow>
                          <mi>s</mi>
                          <mo stretchy="false">⋅</mo>
                          <mi mathvariant="italic">sen</mi>
                        </mrow>
                        <mrow>
                          <mrow>
                            <mo fence="true" form="prefix" stretchy="true">(</mo>
                            <mrow>
                              <mfrac>
                                <mi>π</mi>
                                <mn>2</mn>
                              </mfrac>
                            </mrow>
                            <mo fence="true" form="postfix" stretchy="true">)</mo>
                          </mrow>
                          <mo stretchy="false">+</mo>
                          <mrow>
                            <mi>t</mi>
                            <mo stretchy="false">⋅</mo>
                            <mi>cos</mi>
                          </mrow>
                        </mrow>
                        <mrow>
                          <mo fence="true" form="prefix" stretchy="true">(</mo>
                          <mrow>
                            <mfrac>
                              <mi>π</mi>
                              <mn>2</mn>
                            </mfrac>
                          </mrow>
                          <mo fence="true" form="postfix" stretchy="true">)</mo>
                        </mrow>
                      </mrow>
                      <mrow>
                        <msup>
                          <mi>s</mi>
                          <mn>2</mn>
                        </msup>
                        <mo stretchy="false">+</mo>
                        <mn>1</mn>
                      </mrow>
                    </mfrac>
                  </mrow>
                  <mo fence="true" form="postfix" stretchy="true">)</mo>
                </mrow>
              </mrow>
              <mo stretchy="false">=</mo>
              <mrow>
                <msup>
                  <mi>e</mi>
                  <mrow>
                    <mrow>
                      <mo stretchy="false">−</mo>
                      <mfrac>
                        <mi>π</mi>
                        <mn>2</mn>
                      </mfrac>
                    </mrow>
                    <mo stretchy="false">⋅</mo>
                    <mi>s</mi>
                  </mrow>
                </msup>
                <mo stretchy="false">⋅</mo>
                <mrow>
                  <mo fence="true" form="prefix" stretchy="true">(</mo>
                  <mrow>
                    <mfrac>
                      <mrow>
                        <mi>s</mi>
                        <mo stretchy="false">⋅</mo>
                        <mn>1</mn>
                      </mrow>
                      <mrow>
                        <msup>
                          <mi>s</mi>
                          <mn>2</mn>
                        </msup>
                        <mo stretchy="false">+</mo>
                        <mn>1</mn>
                      </mrow>
                    </mfrac>
                  </mrow>
                  <mo fence="true" form="postfix" stretchy="true">)</mo>
                </mrow>
              </mrow>
            </mrow>
          </mrow>
        </mtd>
      </mtr>
      <mtr>
        <mtd>
          <mrow/>
        </mtd>
      </mtr>
      <mtr>
        <mtd>
          <mrow>
            <mi>L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o fence="true" form="prefix" stretchy="true">{</mo>
              <mrow>
                <mfrac>
                  <mrow>
                    <mn>2</mn>
                    <mo stretchy="false">⋅</mo>
                    <msup>
                      <mi>e</mi>
                      <mrow>
                        <mo stretchy="false">−</mo>
                        <mi>s</mi>
                      </mrow>
                    </msup>
                  </mrow>
                  <msup>
                    <mi>s</mi>
                    <mn>3</mn>
                  </msup>
                </mfrac>
              </mrow>
              <mo fence="true" form="postfix" stretchy="true">}</mo>
            </mrow>
          </mrow>
        </mtd>
      </mtr>
      <mtr>
        <mtd>
          <mrow/>
        </mtd>
      </mtr>
      <mtr>
        <mtd>
          <mrow>
            <mrow>
              <msup>
                <mi>e</mi>
                <mrow>
                  <mo stretchy="false">−</mo>
                  <mi>s</mi>
                </mrow>
              </msup>
              <mo stretchy="false">=</mo>
              <mi>u</mi>
            </mrow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row>
              <mfrac>
                <mn>2</mn>
                <msup>
                  <mi>s</mi>
                  <mn>3</mn>
                </msup>
              </mfrac>
              <mo stretchy="false">=</mo>
              <mi>t</mi>
            </mrow>
            <mn>²</mn>
          </mrow>
        </mtd>
      </mtr>
      <mtr>
        <mtd>
          <mrow/>
        </mtd>
      </mtr>
      <mtr>
        <mtd>
          <mrow>
            <mrow>
              <msup>
                <mrow>
                  <mo fence="true" form="prefix" stretchy="true">(</mo>
                  <mrow>
                    <mrow>
                      <mi>t</mi>
                      <mo stretchy="false">−</mo>
                      <mn>1</mn>
                    </mrow>
                  </mrow>
                  <mo fence="true" form="postfix" stretchy="true">)</mo>
                </mrow>
                <mn>2</mn>
              </msup>
              <mo stretchy="false">⋅</mo>
              <mi>u</mi>
            </mrow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M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sup>
                      <mrow>
                        <mo fence="true" form="prefix" stretchy="true">(</mo>
                        <mrow>
                          <mrow>
                            <mn>1</mn>
                            <mo stretchy="false">+</mo>
                            <msup>
                              <mi>e</mi>
                              <mrow>
                                <mrow>
                                  <mo stretchy="false">−</mo>
                                  <mn>2</mn>
                                </mrow>
                                <mo stretchy="false">⋅</mo>
                                <mi>s</mi>
                              </mrow>
                            </msup>
                          </mrow>
                        </mrow>
                        <mo fence="true" form="postfix" stretchy="true">)</mo>
                      </mrow>
                      <mn>2</mn>
                    </msup>
                    <mrow>
                      <mi>s</mi>
                      <mo stretchy="false">+</mo>
                      <mn>2</mn>
                    </mrow>
                  </mfrac>
                </mrow>
                <mo fence="true" form="postfix" stretchy="true">}</mo>
              </mrow>
              <mo stretchy="false">=</mo>
              <msup>
                <mo stretchy="false">ℒ</mo>
                <mrow>
                  <mo stretchy="false">−</mo>
                  <mn>1</mn>
                </mrow>
              </msup>
            </mrow>
            <mrow>
              <mrow>
                <mo fence="true" form="prefix" stretchy="true">{</mo>
                <mrow>
                  <mfrac>
                    <mn>1</mn>
                    <mrow>
                      <mi>s</mi>
                      <mo stretchy="false">+</mo>
                      <mn>2</mn>
                    </mrow>
                  </mfrac>
                </mrow>
                <mo fence="true" form="postfix" stretchy="true">}</mo>
              </mrow>
              <mo stretchy="false">+</mo>
              <msup>
                <mo stretchy="false">ℒ</mo>
                <mrow>
                  <mo stretchy="false">−</mo>
                  <mn>1</mn>
                </mrow>
              </msup>
            </mrow>
            <mrow>
              <mrow>
                <mo fence="true" form="prefix" stretchy="true">{</mo>
                <mrow>
                  <mfrac>
                    <msup>
                      <mrow>
                        <mo fence="true" form="prefix" stretchy="true">(</mo>
                        <mrow>
                          <mrow>
                            <mn>2</mn>
                            <msup>
                              <mi>e</mi>
                              <mrow>
                                <mrow>
                                  <mo stretchy="false">−</mo>
                                  <mn>2</mn>
                                </mrow>
                                <mo stretchy="false">⋅</mo>
                                <mi>s</mi>
                              </mrow>
                            </msup>
                          </mrow>
                        </mrow>
                        <mo fence="true" form="postfix" stretchy="true">)</mo>
                      </mrow>
                      <mrow/>
                    </msup>
                    <mrow>
                      <mi>s</mi>
                      <mo stretchy="false">+</mo>
                      <mn>2</mn>
                    </mrow>
                  </mfrac>
                </mrow>
                <mo fence="true" form="postfix" stretchy="true">}</mo>
              </mrow>
              <mo stretchy="false">+</mo>
              <msup>
                <mo stretchy="false">ℒ</mo>
                <mrow>
                  <mo stretchy="false">−</mo>
                  <mn>1</mn>
                </mrow>
              </msup>
            </mrow>
            <mrow>
              <mrow>
                <mo fence="true" form="prefix" stretchy="true">{</mo>
                <mrow>
                  <mfrac>
                    <msup>
                      <mrow>
                        <mo fence="true" form="prefix" stretchy="true">(</mo>
                        <mrow>
                          <msup>
                            <mi>e</mi>
                            <mrow>
                              <mrow>
                                <mo stretchy="false">−</mo>
                                <mn>4</mn>
                              </mrow>
                              <mo stretchy="false">⋅</mo>
                              <mi>s</mi>
                            </mrow>
                          </msup>
                        </mrow>
                        <mo fence="true" form="postfix" stretchy="true">)</mo>
                      </mrow>
                      <mrow/>
                    </msup>
                    <mrow>
                      <mi>s</mi>
                      <mo stretchy="false">+</mo>
                      <mn>2</mn>
                    </mrow>
                  </mfrac>
                </mrow>
                <mo fence="true" form="postfix" stretchy="true">}</mo>
              </mrow>
              <mo stretchy="false">=</mo>
              <mrow>
                <msup>
                  <mi>e</mi>
                  <mrow>
                    <mrow>
                      <mo stretchy="false">−</mo>
                      <mn>2</mn>
                    </mrow>
                    <mo stretchy="false">⋅</mo>
                    <mi>t</mi>
                  </mrow>
                </msup>
                <mo stretchy="false">+</mo>
                <mrow>
                  <mn>2</mn>
                  <mo stretchy="false">⋅</mo>
                  <msup>
                    <mi>e</mi>
                    <mrow>
                      <mrow>
                        <mo stretchy="false">−</mo>
                        <mn>2</mn>
                      </mrow>
                      <mo stretchy="false">⋅</mo>
                      <mrow>
                        <mo fence="true" form="prefix" stretchy="true">(</mo>
                        <mrow>
                          <mrow>
                            <mi>t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</mrow>
                  </msup>
                  <mo stretchy="false">⋅</mo>
                  <mi>u</mi>
                </mrow>
              </mrow>
            </mrow>
            <mrow>
              <mrow>
                <mo fence="true" form="prefix" stretchy="true">(</mo>
                <mrow>
                  <mrow>
                    <mi>t</mi>
                    <mo stretchy="false">−</mo>
                    <mn>2</mn>
                  </mrow>
                </mrow>
                <mo fence="true" form="postfix" stretchy="true">)</mo>
              </mrow>
              <mo stretchy="false">+</mo>
              <mrow>
                <msup>
                  <mi>e</mi>
                  <mrow>
                    <mrow>
                      <mo stretchy="false">−</mo>
                      <mn>2</mn>
                    </mrow>
                    <mo stretchy="false">⋅</mo>
                    <mrow>
                      <mo fence="true" form="prefix" stretchy="true">(</mo>
                      <mrow>
                        <mrow>
                          <mi>t</mi>
                          <mo stretchy="false">−</mo>
                          <mn>4</mn>
                        </mrow>
                      </mrow>
                      <mo fence="true" form="postfix" stretchy="true">)</mo>
                    </mrow>
                  </mrow>
                </msup>
                <mo stretchy="false">⋅</mo>
                <mi>u</mi>
              </mrow>
            </mrow>
            <mrow>
              <mo fence="true" form="prefix" stretchy="true">(</mo>
              <mrow>
                <mrow>
                  <mi>t</mi>
                  <mo stretchy="false">−</mo>
                  <mn>4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N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row>
                      <mi>s</mi>
                      <mo stretchy="false">⋅</mo>
                      <msup>
                        <mi>e</mi>
                        <mrow>
                          <mrow>
                            <mo stretchy="false">−</mo>
                            <mfrac>
                              <mi>π</mi>
                              <mn>2</mn>
                            </mfrac>
                          </mrow>
                          <mo stretchy="false">⋅</mo>
                          <mi>s</mi>
                        </mrow>
                      </msup>
                    </mrow>
                    <mrow>
                      <msup>
                        <mi>s</mi>
                        <mn>2</mn>
                      </msup>
                      <mo stretchy="false">+</mo>
                      <msup>
                        <mn>2</mn>
                        <mn>2</mn>
                      </msup>
                    </mrow>
                  </mfrac>
                </mrow>
                <mo fence="true" form="postfix" stretchy="true">}</mo>
              </mrow>
              <mo stretchy="false">=</mo>
              <mi>u</mi>
            </mrow>
            <mrow>
              <mrow>
                <mo fence="true" form="prefix" stretchy="true">(</mo>
                <mrow>
                  <mrow>
                    <mi>t</mi>
                    <mo stretchy="false">−</mo>
                    <mfrac>
                      <mi>π</mi>
                      <mn>2</mn>
                    </mfrac>
                  </mrow>
                </mrow>
                <mo fence="true" form="postfix" stretchy="true">)</mo>
              </mrow>
              <mo stretchy="false">⋅</mo>
              <mi>cos</mi>
            </mrow>
            <mrow>
              <mrow>
                <mo fence="true" form="prefix" stretchy="true">(</mo>
                <mrow>
                  <mrow>
                    <mn>2</mn>
                    <mrow>
                      <mo fence="true" form="prefix" stretchy="true">(</mo>
                      <mrow>
                        <mrow>
                          <mi>t</mi>
                          <mo stretchy="false">−</mo>
                          <mfrac>
                            <mi>π</mi>
                            <mn>2</mn>
                          </mfrac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o stretchy="false">=</mo>
              <mi>u</mi>
            </mrow>
            <mrow>
              <mrow>
                <mo fence="true" form="prefix" stretchy="true">(</mo>
                <mrow>
                  <mrow>
                    <mi>t</mi>
                    <mo stretchy="false">−</mo>
                    <mfrac>
                      <mi>π</mi>
                      <mn>2</mn>
                    </mfrac>
                  </mrow>
                </mrow>
                <mo fence="true" form="postfix" stretchy="true">)</mo>
              </mrow>
              <mo stretchy="false">⋅</mo>
              <mi>cos</mi>
            </mrow>
            <mrow>
              <mo fence="true" form="prefix" stretchy="true">(</mo>
              <mrow>
                <mrow>
                  <mn>2</mn>
                  <mrow>
                    <mi>t</mi>
                    <mo stretchy="false">−</mo>
                    <mi>π</mi>
                  </mrow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O</mi>
            <mn>.</mn>
            <mspace width="2em"/>
            <mo stretchy="false">ℒ</mo>
            <mrow>
              <mrow>
                <mo fence="true" form="prefix" stretchy="true">{</mo>
                <mrow>
                  <mrow>
                    <mrow>
                      <msup>
                        <mi>t</mi>
                        <mn>2</mn>
                      </msup>
                      <mo stretchy="false">⋅</mo>
                      <mi>cos</mi>
                    </mrow>
                    <mrow>
                      <mo fence="true" form="prefix" stretchy="true">(</mo>
                      <mrow>
                        <mi mathvariant="italic">at</mi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sup>
                <mrow>
                  <mo fence="true" form="prefix" stretchy="true">(</mo>
                  <mrow>
                    <mrow>
                      <mo stretchy="false">−</mo>
                      <mn>1</mn>
                    </mrow>
                  </mrow>
                  <mo fence="true" form="postfix" stretchy="true">)</mo>
                </mrow>
                <mn>2</mn>
              </msup>
            </mrow>
            <mrow>
              <mrow>
                <mfrac>
                  <msup>
                    <mi>d</mi>
                    <mn>2</mn>
                  </msup>
                  <msup>
                    <mi mathvariant="italic">ds</mi>
                    <mn>2</mn>
                  </msup>
                </mfrac>
                <mo stretchy="false">⋅</mo>
                <mrow>
                  <mo fence="true" form="prefix" stretchy="true">(</mo>
                  <mrow>
                    <mfrac>
                      <mi>s</mi>
                      <mrow>
                        <msup>
                          <mi>s</mi>
                          <mn>2</mn>
                        </msup>
                        <mo stretchy="false">+</mo>
                        <msup>
                          <mi>a</mi>
                          <mn>2</mn>
                        </msup>
                      </mrow>
                    </mfrac>
                  </mrow>
                  <mo fence="true" form="postfix" stretchy="true">)</mo>
                </mrow>
              </mrow>
              <mo stretchy="false">=</mo>
              <mfrac>
                <msup>
                  <mi>d</mi>
                  <mn>2</mn>
                </msup>
                <msup>
                  <mi mathvariant="italic">ds</mi>
                  <mn>2</mn>
                </msup>
              </mfrac>
            </mrow>
            <mrow>
              <mrow>
                <mo fence="true" form="prefix" stretchy="true">(</mo>
                <mrow>
                  <mrow>
                    <mi>s</mi>
                    <mo stretchy="false">⋅</mo>
                    <msup>
                      <mrow>
                        <mo fence="true" form="prefix" stretchy="true">(</mo>
                        <mrow>
                          <mrow>
                            <msup>
                              <mi>s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row>
                        <mo fence="true" form="postfix" stretchy="tru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form="postfix" stretchy="true">)</mo>
              </mrow>
              <mo stretchy="false">=</mo>
              <mrow>
                <mo stretchy="false">−</mo>
                <mfrac>
                  <msup>
                    <mi>d</mi>
                    <mrow/>
                  </msup>
                  <msup>
                    <mi mathvariant="italic">ds</mi>
                    <mrow/>
                  </msup>
                </mfrac>
              </mrow>
            </mrow>
            <mrow>
              <mrow>
                <mo fence="true" form="prefix" stretchy="true">(</mo>
                <mrow>
                  <mrow>
                    <mrow>
                      <mo fence="true" form="prefix" stretchy="true">(</mo>
                      <mrow>
                        <mrow>
                          <mrow>
                            <mo stretchy="false">−</mo>
                            <msup>
                              <mi>s</mi>
                              <mn>2</mn>
                            </msup>
                          </mrow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  <mo fence="true" form="postfix" stretchy="true">)</mo>
                    </mrow>
                    <mo stretchy="false">⋅</mo>
                    <msup>
                      <mrow>
                        <mo fence="true" form="prefix" stretchy="true">(</mo>
                        <mrow>
                          <mrow>
                            <msup>
                              <mi>s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row>
                        <mo fence="true" form="postfix" stretchy="tru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form="postfix" stretchy="true">)</mo>
              </mrow>
              <mo stretchy="false">=</mo>
              <mfrac>
                <mrow>
                  <mn>2</mn>
                  <mrow>
                    <mi>s</mi>
                    <mo stretchy="false">⋅</mo>
                    <mrow>
                      <mo fence="true" form="prefix" stretchy="true">(</mo>
                      <mrow>
                        <mrow>
                          <mn>3</mn>
                          <mrow>
                            <msup>
                              <mi>a</mi>
                              <mn>2</mn>
                            </msup>
                            <mo stretchy="false">−</mo>
                            <msup>
                              <mi>s</mi>
                              <mn>2</mn>
                            </msup>
                          </mrow>
                        </mrow>
                      </mrow>
                      <mo fence="true" form="postfix" stretchy="true">)</mo>
                    </mrow>
                  </mrow>
                </mrow>
                <msup>
                  <mrow>
                    <mo fence="true" form="prefix" stretchy="true">(</mo>
                    <mrow>
                      <mrow>
                        <msup>
                          <mi>s</mi>
                          <mn>2</mn>
                        </msup>
                        <mo stretchy="false">+</mo>
                        <msup>
                          <mi>a</mi>
                          <mn>2</mn>
                        </msup>
                      </mrow>
                    </mrow>
                    <mo fence="true" form="postfix" stretchy="true">)</mo>
                  </mrow>
                  <mn>3</mn>
                </msup>
              </mfrac>
            </mrow>
          </mrow>
        </mtd>
      </mtr>
      <mtr>
        <mtd>
          <mrow/>
        </mtd>
      </mtr>
      <mtr>
        <mtd>
          <mrow>
            <mi>P</mi>
            <mn>.</mn>
            <mspace width="2em"/>
            <mo stretchy="false">ℒ</mo>
            <mrow>
              <mrow>
                <mo fence="true" form="prefix" stretchy="true">{</mo>
                <mrow>
                  <mrow>
                    <mrow>
                      <msup>
                        <mi>t</mi>
                        <mrow/>
                      </msup>
                      <mo stretchy="false">⋅</mo>
                      <mi mathvariant="italic">sen</mi>
                    </mrow>
                    <mrow>
                      <mo fence="true" form="prefix" stretchy="true">(</mo>
                      <mrow>
                        <mi mathvariant="italic">at</mi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row>
                <mo stretchy="false">−</mo>
                <mfrac>
                  <msup>
                    <mi>d</mi>
                    <mrow/>
                  </msup>
                  <msup>
                    <mi mathvariant="italic">ds</mi>
                    <mrow/>
                  </msup>
                </mfrac>
              </mrow>
            </mrow>
            <mrow>
              <mrow>
                <mo fence="true" form="prefix" stretchy="true">(</mo>
                <mrow>
                  <mfrac>
                    <mi>a</mi>
                    <mrow>
                      <msup>
                        <mi>s</mi>
                        <mn>2</mn>
                      </msup>
                      <mo stretchy="false">+</mo>
                      <msup>
                        <mi>a</mi>
                        <mn>2</mn>
                      </msup>
                    </mrow>
                  </mfrac>
                </mrow>
                <mo fence="true" form="postfix" stretchy="true">)</mo>
              </mrow>
              <mo stretchy="false">=</mo>
              <mrow>
                <mo stretchy="false">−</mo>
                <mfrac>
                  <mrow>
                    <mrow>
                      <mn>0</mn>
                      <mo stretchy="false">−</mo>
                      <mrow>
                        <mi>a</mi>
                        <mo stretchy="false">⋅</mo>
                        <mrow>
                          <mo fence="true" form="prefix" stretchy="true">(</mo>
                          <mrow>
                            <mrow>
                              <msup>
                                <mi>s</mi>
                                <mn>2</mn>
                              </msup>
                              <mo stretchy="false">+</mo>
                              <msup>
                                <mi>a</mi>
                                <mn>2</mn>
                              </msup>
                            </mrow>
                          </mrow>
                          <mo fence="true" form="postfix" stretchy="true">)</mo>
                        </mrow>
                      </mrow>
                    </mrow>
                    <mi>'</mi>
                  </mrow>
                  <msup>
                    <mrow>
                      <mo fence="true" form="prefix" stretchy="true">(</mo>
                      <mrow>
                        <mrow>
                          <msup>
                            <mi>s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  <mo fence="true" form="postfix" stretchy="true">)</mo>
                    </mrow>
                    <mn>2</mn>
                  </msup>
                </mfrac>
              </mrow>
              <mo stretchy="false">=</mo>
              <mfrac>
                <mrow>
                  <mn>2</mn>
                  <mo stretchy="false">⋅</mo>
                  <mi>a</mi>
                  <mo stretchy="false">⋅</mo>
                  <mi>s</mi>
                </mrow>
                <msup>
                  <mrow>
                    <mo fence="true" form="prefix" stretchy="true">(</mo>
                    <mrow>
                      <mrow>
                        <msup>
                          <mi>s</mi>
                          <mn>2</mn>
                        </msup>
                        <mo stretchy="false">+</mo>
                        <msup>
                          <mi>a</mi>
                          <mn>2</mn>
                        </msup>
                      </mrow>
                    </mrow>
                    <mo fence="true" form="postfix" stretchy="true">)</mo>
                  </mrow>
                  <mn>2</mn>
                </msup>
              </mfrac>
            </mrow>
          </mrow>
        </mtd>
      </mtr>
      <mtr>
        <mtd>
          <mrow/>
        </mtd>
      </mtr>
      <mtr>
        <mtd>
          <mrow>
            <mi>Q</mi>
            <mn>.</mn>
            <mspace width="2em"/>
            <mo stretchy="false">ℒ</mo>
            <mrow>
              <mrow>
                <mo fence="true" form="prefix" stretchy="true">{</mo>
                <mrow>
                  <mrow>
                    <mrow>
                      <msup>
                        <mi>t</mi>
                        <mrow/>
                      </msup>
                      <mo stretchy="false">⋅</mo>
                      <msup>
                        <mi>e</mi>
                        <mrow>
                          <mrow>
                            <mo stretchy="false">−</mo>
                            <mn>3</mn>
                          </mrow>
                          <mo stretchy="false">⋅</mo>
                          <mi>t</mi>
                        </mrow>
                      </msup>
                      <mo stretchy="false">⋅</mo>
                      <mi>cos</mi>
                    </mrow>
                    <mrow>
                      <mo fence="true" form="prefix" stretchy="true">(</mo>
                      <mrow>
                        <mrow>
                          <mn>3</mn>
                          <mi>t</mi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row>
                <mo stretchy="false">−</mo>
                <mfrac>
                  <msup>
                    <mi>d</mi>
                    <mrow/>
                  </msup>
                  <msup>
                    <mi mathvariant="italic">ds</mi>
                    <mrow/>
                  </msup>
                </mfrac>
              </mrow>
            </mrow>
            <mrow>
              <mrow>
                <mo fence="true" form="prefix" stretchy="true">(</mo>
                <mrow>
                  <mrow>
                    <mo stretchy="false">ℒ</mo>
                    <mrow>
                      <mo fence="true" form="prefix" stretchy="true">{</mo>
                      <mrow>
                        <mrow>
                          <mrow>
                            <msup>
                              <mi>e</mi>
                              <mrow>
                                <mrow>
                                  <mo stretchy="false">−</mo>
                                  <mn>3</mn>
                                </mrow>
                                <mo stretchy="false">⋅</mo>
                                <mi>t</mi>
                              </mrow>
                            </msup>
                            <mo stretchy="false">⋅</mo>
                            <mi>cos</mi>
                          </mrow>
                          <mrow>
                            <mo fence="true" form="prefix" stretchy="true">(</mo>
                            <mrow>
                              <mrow>
                                <mn>3</mn>
                                <mi>t</mi>
                              </mrow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}</mo>
                    </mrow>
                  </mrow>
                </mrow>
                <mo fence="true" form="postfix" stretchy="true">)</mo>
              </mrow>
              <mo stretchy="false">=</mo>
              <mrow>
                <mo stretchy="false">−</mo>
                <mfrac>
                  <msup>
                    <mi>d</mi>
                    <mrow/>
                  </msup>
                  <msup>
                    <mi mathvariant="italic">ds</mi>
                    <mrow/>
                  </msup>
                </mfrac>
              </mrow>
            </mrow>
            <mrow>
              <mrow>
                <mo fence="true" form="prefix" stretchy="true">(</mo>
                <mrow>
                  <mfrac>
                    <mrow>
                      <mi>s</mi>
                      <mo stretchy="false">+</mo>
                      <mn>3</mn>
                    </mrow>
                    <mrow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3</mn>
                          </mrow>
                        </mrow>
                        <mo fence="true" form="postfix" stretchy="true">)</mo>
                      </mrow>
                      <mrow>
                        <mn>²</mn>
                        <mo stretchy="false">+</mo>
                        <msup>
                          <mn>3</mn>
                          <mn>2</mn>
                        </msup>
                      </mrow>
                    </mrow>
                  </mfrac>
                </mrow>
                <mo fence="true" form="postfix" stretchy="true">)</mo>
              </mrow>
              <mo stretchy="false">=</mo>
              <mrow>
                <mo stretchy="false">−</mo>
                <mfrac>
                  <mrow>
                    <mrow>
                      <mo fence="true" form="prefix" stretchy="true">(</mo>
                      <mrow>
                        <mrow>
                          <mi>s</mi>
                          <mo stretchy="false">+</mo>
                          <mn>3</mn>
                        </mrow>
                      </mrow>
                      <mo fence="true" form="postfix" stretchy="true">)</mo>
                    </mrow>
                    <mrow>
                      <mi>'</mi>
                      <mo stretchy="false">⋅</mo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3</mn>
                          </mrow>
                        </mrow>
                        <mo fence="true" form="postfix" stretchy="true">)</mo>
                      </mrow>
                    </mrow>
                    <mrow>
                      <mn>²</mn>
                      <mo stretchy="false">+</mo>
                      <msup>
                        <mn>3</mn>
                        <mn>2</mn>
                      </msup>
                      <mo stretchy="false">−</mo>
                      <mrow>
                        <mo fence="true" form="prefix" stretchy="true">(</mo>
                        <mrow>
                          <mrow>
                            <mrow>
                              <mo fence="true" form="prefix" stretchy="true">(</mo>
                              <mrow>
                                <mrow>
                                  <mi>s</mi>
                                  <mo stretchy="false">+</mo>
                                  <mn>3</mn>
                                </mrow>
                              </mrow>
                              <mo fence="true" form="postfix" stretchy="true">)</mo>
                            </mrow>
                            <mrow>
                              <mn>²</mn>
                              <mo stretchy="false">+</mo>
                              <msup>
                                <mn>3</mn>
                                <mn>2</mn>
                              </msup>
                            </mrow>
                          </mrow>
                        </mrow>
                        <mo fence="true" form="postfix" stretchy="true">)</mo>
                      </mrow>
                    </mrow>
                    <mrow>
                      <mi>'</mi>
                      <mo stretchy="false">⋅</mo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3</mn>
                          </mrow>
                        </mrow>
                        <mo fence="true" form="postfix" stretchy="true">)</mo>
                      </mrow>
                    </mrow>
                  </mrow>
                  <mrow>
                    <mrow>
                      <mo fence="true" form="prefix" stretchy="true">(</mo>
                      <mrow>
                        <mrow>
                          <mrow>
                            <mo fence="true" form="prefix" stretchy="true">(</mo>
                            <mrow>
                              <mrow>
                                <mi>s</mi>
                                <mo stretchy="false">+</mo>
                                <mn>3</mn>
                              </mrow>
                            </mrow>
                            <mo fence="true" form="postfix" stretchy="true">)</mo>
                          </mrow>
                          <mrow>
                            <mn>²</mn>
                            <mo stretchy="false">+</mo>
                            <msup>
                              <mn>3</mn>
                              <mn>2</mn>
                            </msup>
                          </mrow>
                        </mrow>
                      </mrow>
                      <mo fence="true" form="postfix" stretchy="true">)</mo>
                    </mrow>
                    <mn>²</mn>
                  </mrow>
                </mfrac>
              </mrow>
            </mrow>
          </mrow>
        </mtd>
      </mtr>
      <mtr>
        <mtd>
          <mrow/>
        </mtd>
      </mtr>
      <mtr>
        <mtd>
          <mrow>
            <mrow>
              <mrow>
                <mo stretchy="false">−</mo>
                <mfrac>
                  <mrow>
                    <mrow>
                      <mrow>
                        <mo fence="true" form="prefix" stretchy="true">(</mo>
                        <mrow>
                          <mrow>
                            <mrow>
                              <mo fence="true" form="prefix" stretchy="true">(</mo>
                              <mrow>
                                <mrow>
                                  <mi>s</mi>
                                  <mo stretchy="false">+</mo>
                                  <mn>3</mn>
                                </mrow>
                              </mrow>
                              <mo fence="true" form="postfix" stretchy="true">)</mo>
                            </mrow>
                            <mrow>
                              <mn>²</mn>
                              <mo stretchy="false">+</mo>
                              <msup>
                                <mn>3</mn>
                                <mn>2</mn>
                              </msup>
                            </mrow>
                          </mrow>
                        </mrow>
                        <mo fence="true" form="postfix" stretchy="true">)</mo>
                      </mrow>
                      <mo stretchy="false">−</mo>
                      <mrow>
                        <mo fence="true" form="prefix" stretchy="true">(</mo>
                        <mrow>
                          <mrow>
                            <mrow>
                              <mi>s</mi>
                              <mo stretchy="false">+</mo>
                              <mi mathvariant="normal">3</mi>
                            </mrow>
                          </mrow>
                        </mrow>
                        <mo fence="true" form="postfix" stretchy="true">)</mo>
                      </mrow>
                      <mo stretchy="false">⋅</mo>
                      <mrow>
                        <mo fence="true" form="prefix" stretchy="true">(</mo>
                        <mrow>
                          <mrow>
                            <mi mathvariant="normal">2</mi>
                            <mrow>
                              <mo fence="true" form="prefix" stretchy="true">(</mo>
                              <mrow>
                                <mrow>
                                  <mrow>
                                    <mi>s</mi>
                                    <mo stretchy="false">+</mo>
                                    <mi mathvariant="normal">3</mi>
                                  </mrow>
                                </mrow>
                              </mrow>
                              <mo fence="true" form="postfix" stretchy="true">)</mo>
                            </mrow>
                          </mrow>
                        </mrow>
                        <mo fence="true" form="postfix" stretchy="true">)</mo>
                      </mrow>
                    </mrow>
                  </mrow>
                  <mrow>
                    <mrow>
                      <mo fence="true" form="prefix" stretchy="true">(</mo>
                      <mrow>
                        <mrow>
                          <mrow>
                            <mo fence="true" form="prefix" stretchy="true">(</mo>
                            <mrow>
                              <mrow>
                                <mi>s</mi>
                                <mo stretchy="false">+</mo>
                                <mn>3</mn>
                              </mrow>
                            </mrow>
                            <mo fence="true" form="postfix" stretchy="true">)</mo>
                          </mrow>
                          <mrow>
                            <mn>²</mn>
                            <mo stretchy="false">+</mo>
                            <msup>
                              <mn>3</mn>
                              <mn>2</mn>
                            </msup>
                          </mrow>
                        </mrow>
                      </mrow>
                      <mo fence="true" form="postfix" stretchy="true">)</mo>
                    </mrow>
                    <mn>²</mn>
                  </mrow>
                </mfrac>
              </mrow>
              <mo stretchy="false">=</mo>
              <mi>	</mi>
              <mo stretchy="false">−</mo>
              <mfrac>
                <mrow>
                  <mrow>
                    <mi mathvariant="normal">9</mi>
                    <mo stretchy="false">−</mo>
                    <msup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3</mn>
                          </mrow>
                        </mrow>
                        <mo fence="true" form="postfix" stretchy="true">)</mo>
                      </mrow>
                      <mrow>
                        <mi mathvariant="normal">2</mi>
                      </mrow>
                    </msup>
                  </mrow>
                </mrow>
                <mrow>
                  <mrow>
                    <mo fence="true" form="prefix" stretchy="true">(</mo>
                    <mrow>
                      <mrow>
                        <mrow>
                          <mo fence="true" form="prefix" stretchy="true">(</mo>
                          <mrow>
                            <mrow>
                              <mi>s</mi>
                              <mo stretchy="false">+</mo>
                              <mn>3</mn>
                            </mrow>
                          </mrow>
                          <mo fence="true" form="postfix" stretchy="true">)</mo>
                        </mrow>
                        <mrow>
                          <mn>²</mn>
                          <mo stretchy="false">+</mo>
                          <msup>
                            <mn>3</mn>
                            <mn>2</mn>
                          </msup>
                        </mrow>
                      </mrow>
                    </mrow>
                    <mo fence="true" form="postfix" stretchy="true">)</mo>
                  </mrow>
                  <mn>²</mn>
                </mrow>
              </mfrac>
              <mo stretchy="false">=</mo>
              <mi>	</mi>
            </mrow>
            <mfrac>
              <mrow>
                <mrow>
                  <msup>
                    <mrow>
                      <mo fence="true" form="prefix" stretchy="true">(</mo>
                      <mrow>
                        <mrow>
                          <mi>s</mi>
                          <mo stretchy="false">+</mo>
                          <mn>3</mn>
                        </mrow>
                      </mrow>
                      <mo fence="true" form="postfix" stretchy="true">)</mo>
                    </mrow>
                    <mn>2</mn>
                  </msup>
                  <mo stretchy="false">−</mo>
                  <mi mathvariant="normal">9</mi>
                </mrow>
              </mrow>
              <mrow>
                <mrow>
                  <mo fence="true" form="prefix" stretchy="true">(</mo>
                  <mrow>
                    <mrow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3</mn>
                          </mrow>
                        </mrow>
                        <mo fence="true" form="postfix" stretchy="true">)</mo>
                      </mrow>
                      <mrow>
                        <mn>²</mn>
                        <mo stretchy="false">+</mo>
                        <msup>
                          <mn>3</mn>
                          <mn>2</mn>
                        </msup>
                      </mrow>
                    </mrow>
                  </mrow>
                  <mo fence="true" form="postfix" stretchy="true">)</mo>
                </mrow>
                <mn>²</mn>
              </mrow>
            </mfrac>
          </mrow>
        </mtd>
      </mtr>
      <mtr>
        <mtd>
          <mrow/>
        </mtd>
      </mtr>
      <mtr>
        <mtd>
          <mrow>
            <mi mathvariant="italic">R.</mi>
            <mspace width="2em"/>
            <mi>u</mi>
            <mrow>
              <mrow>
                <mo fence="true" form="prefix" stretchy="true">(</mo>
                <mrow>
                  <mrow>
                    <mi>t</mi>
                  </mrow>
                </mrow>
                <mo fence="true" form="postfix" stretchy="true">)</mo>
              </mrow>
              <mo stretchy="false">−</mo>
              <mi>u</mi>
            </mrow>
            <mrow>
              <mrow>
                <mo fence="true" form="prefix" stretchy="true">(</mo>
                <mrow>
                  <mrow>
                    <mrow>
                      <mi>t</mi>
                      <mo stretchy="false">−</mo>
                      <mi>a</mi>
                    </mrow>
                  </mrow>
                </mrow>
                <mo fence="true" form="postfix" stretchy="true">)</mo>
              </mrow>
              <mo stretchy="false">+</mo>
              <mi>u</mi>
            </mrow>
            <mrow>
              <mrow>
                <mo fence="true" form="prefix" stretchy="true">(</mo>
                <mrow>
                  <mrow>
                    <mrow>
                      <mi>t</mi>
                      <mo stretchy="false">−</mo>
                      <mi mathvariant="normal">2</mi>
                      <mo stretchy="false">⋅</mo>
                      <mi>a</mi>
                    </mrow>
                  </mrow>
                </mrow>
                <mo fence="true" form="postfix" stretchy="true">)</mo>
              </mrow>
              <mo stretchy="false">−</mo>
              <mi>u</mi>
            </mrow>
            <mrow>
              <mrow>
                <mo fence="true" form="prefix" stretchy="true">(</mo>
                <mrow>
                  <mrow>
                    <mrow>
                      <mi>t</mi>
                      <mo stretchy="false">−</mo>
                      <mi mathvariant="normal">3</mi>
                      <mo stretchy="false">⋅</mo>
                      <mi>a</mi>
                    </mrow>
                  </mrow>
                </mrow>
                <mo fence="true" form="postfix" stretchy="true">)</mo>
              </mrow>
              <mo stretchy="false">+</mo>
              <mi>u</mi>
            </mrow>
            <mrow>
              <mrow>
                <mo fence="true" form="prefix" stretchy="true">(</mo>
                <mrow>
                  <mrow>
                    <mrow>
                      <mi>t</mi>
                      <mo stretchy="false">−</mo>
                      <mi mathvariant="normal">4</mi>
                      <mo stretchy="false">⋅</mo>
                      <mi>a</mi>
                    </mrow>
                  </mrow>
                </mrow>
                <mo fence="true" form="postfix" stretchy="true">)</mo>
              </mrow>
              <mo stretchy="false">−</mo>
              <mi>...</mi>
              <mo stretchy="false">=</mo>
              <mrow>
                <munderover>
                  <mo stretchy="false">∑</mo>
                  <mrow>
                    <mrow>
                      <mi>n</mi>
                      <mo stretchy="false">=</mo>
                      <mi mathvariant="normal">0</mi>
                    </mrow>
                  </mrow>
                  <mrow>
                    <mi mathvariant="normal">∞</mi>
                  </mrow>
                </munderover>
                <mrow>
                  <mrow>
                    <msup>
                      <mrow>
                        <mo fence="true" form="prefix" stretchy="true">(</mo>
                        <mrow>
                          <mrow>
                            <mrow>
                              <mo stretchy="false">−</mo>
                              <mi mathvariant="normal">1</mi>
                            </mrow>
                          </mrow>
                        </mrow>
                        <mo fence="true" form="postfix" stretchy="true">)</mo>
                      </mrow>
                      <mrow>
                        <mi>n</mi>
                      </mrow>
                    </msup>
                    <mo stretchy="false">⋅</mo>
                    <mi>u</mi>
                  </mrow>
                  <mrow>
                    <mo fence="true" form="prefix" stretchy="true">(</mo>
                    <mrow>
                      <mrow>
                        <mrow>
                          <mi>t</mi>
                          <mo stretchy="false">−</mo>
                          <mi>n</mi>
                          <mo stretchy="false">⋅</mo>
                          <mi>a</mi>
                        </mrow>
                      </mrow>
                    </mrow>
                    <mo fence="true" form="postfix" stretchy="true">)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frac>
                <mrow>
                  <mi mathvariant="normal">1</mi>
                </mrow>
                <mrow>
                  <mrow>
                    <mi mathvariant="normal">1</mi>
                    <mo stretchy="false">−</mo>
                    <msup>
                      <mi>e</mi>
                      <mrow>
                        <mrow>
                          <mo stretchy="false">−</mo>
                          <mi mathvariant="italic">Ts</mi>
                        </mrow>
                      </mrow>
                    </msup>
                  </mrow>
                </mrow>
              </mfrac>
              <mo stretchy="false">⋅</mo>
              <mo stretchy="false">ℒ</mo>
            </mrow>
            <mrow>
              <mo fence="true" form="prefix" stretchy="true">{</mo>
              <mrow>
                <mrow>
                  <mi mathvariant="normal">1</mi>
                </mrow>
              </mrow>
              <mo fence="true" form="postfix" stretchy="true">}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{ laplace { left ( { f left ( t right ) } right ) = int to { ∞ } from { 0 } { { e ^ { - s cdot t } cdot f } { left ( t right ) cdot dt } } } } newline { } newline { A . ~ laplace ^ { } { left lbrace { t ^ 3 cdot e ^ { - 2 t } } right rbrace = ~ } e ^ { - 2 t } ~ rightarrow ~ { { 1 over { s + 2 } } = left ( { s + 2 } right ) ^ - 1 } } newline { } newline { { { { - { d ^ 3 over ds ^ 3 } cdot left ( { s + 2 } right ) ^ - 1 } = { { d ^ { } over ds ^ { } } cdot left ( { s + 2 } right ) ^ - 2 } } = { { - 2 cdot { d ^ { } over ds ^ { } } } cdot left ( { s + 2 } right ) ^ - 3 } } = { 6 over left ( { s + 2 } right ) ^ 4 } } newline { } newline { B . ~ laplace ^ { } { left lbrace { sen { left ( { 3 t } right ) cdot e ^ t } } right rbrace = ~ } { left ( { 3 over { s ^ 2 + 9 } } right ) cdot e ^ t } } newline { } newline { { e ^ t cdot F } left ( { t - a } right ) ~ rightarrow ~ { a = 1 } ~ rightarrow ~ { 3 over { left ( { s - 1 } right ) ^ 2 + 9 } } } newline { } newline { C . ~ laplace ^ - 1 { left lbrace { 1 over left ( { s - 1 } right ) ^ 4 } right rbrace = { e ^ t cdot laplace ^ - 1 } } { left lbrace { 1 over left ( s right ) ^ 4 } right rbrace = { { e ^ t cdot { 1 over 6 } } cdot t ^ 3 } } } newline { } newline { D . ~ laplace ^ - 1 { left lbrace { 1 over { { { s ^ 2 + 2 } s } + 5 } } right rbrace = laplace ^ - 1 } { left lbrace { 0 { 1 over { left ( { s + 1 } right ) ^ 2 + 4 } } } right rbrace = { e ^ - t cdot laplace ^ - 1 } } { left lbrace { 1 over { left ( s right ) ^ 2 + ^ { } 2 ^ 2 } } right rbrace = { { e ^ - t over 2 } cdot sen } } left ( { 2 t } right ) } newline { } newline { E . ~ laplace ^ - 1 { left lbrace { { 2 { s + 5 } } over { { { s ^ 2 + 6 } s } + 34 } } right rbrace = laplace ^ - 1 } { left lbrace { { 2 { left ( { s + 3 } right ) - 1 } } over { left ( { s + 3 } right ) { ² + ^ { } 5 ^ 2 } } } right rbrace = { e ^ - 3 { t cdot laplace ^ - 1 } } } { left lbrace { { 2 { left ( s right ) - 1 } } over { left ( s right ) { ² + ^ { } 5 ^ 2 } } } right rbrace = { e ^ { - 3 t } cdot left ( { { 2 cdot cos } { left ( { 5 t } right ) - { 1 over 5 } } sen left ( { 5 t } right ) } right ) } } } newline { } newline { F . ~ laplace ^ - 1 { left lbrace { s over { left ( { s + 1 } right ) ² } } right rbrace = laplace ^ - 1 } { left lbrace { { { s + 1 } - 1 } over { left ( { s + 1 } right ) ² } } right rbrace = laplace ^ - 1 } { left lbrace { 1 over left ( { s + 1 } right ) } right rbrace - laplace ^ - 1 } { left lbrace { 1 over { left ( { s + 1 } right ) ² } } right rbrace = { e ^ - t - { e ^ - t cdot t } } } } newline { } newline { G . ~ laplace ^ - 1 { left lbrace { { 2 { s ^ 2 + 10 } s } over { left ( { { { s ^ 2 - 2 } s } + 5 } right ) left ( { s + 1 } right ) } } right rbrace = { } } } newline { } newline { { { 2 { s ^ 2 + 10 } s } over { left ( { { { s ^ 2 - 2 } s } + 5 } right ) left ( { s + 1 } right ) } } = { { left ( { As + B } right ) over left ( { { { s ^ 2 - 2 } s } + 5 } right ) } + { C over left ( { s + 1 } right ) } } } newline { } newline { 2 { s ^ 2 + 10 } { s = left ( { s + 1 } right ) } { left ( { As + B } right ) + C } left ( { { { s ^ 2 - 2 } s } + 5 } right ) } newline { } newline { s = - 1 } newline { } newline { { { 2 - 10 } = { 0 + C } } left ( 8 right ) } newline { C { ~ = { ~ - 1 } } } newline { } newline { 2 { s ^ 2 + 10 } { s = left ( { s + 1 } right ) } { left ( { As + B } right ) - left ( { { { s ^ 2 - 2 } s } + 5 } right ) } } newline { } newline { s = 0 } newline { } newline { { 0 = left ( 1 right ) } { left ( { 0 + B } right ) - left ( { { 0 - 0 } + 5 } right ) } } newline { } newline { B { ~ = 5 } } newline { s = 1 } newline { 2 { s ^ 2 + 10 } { s = left ( { s + 1 } right ) } { left ( { As + 5 } right ) - left ( { { { s ^ 2 - 2 } s } + 5 } right ) } } newline { { { 2 + 10 } = left ( 2 right ) } { left ( { A + 5 } right ) - left ( { { 1 - 2 } + 5 } right ) } } newline { 12 = left ( { 2 { A + 6 } } right ) } newline { A = 3 } newline { } newline { laplace ^ - 1 { left lbrace { { left ( { 3 { s + 5 } } right ) over { left ( { s - 1 } right ) ^ 2 + 4 } } - { 1 over left ( { s + 1 } right ) } } right rbrace = laplace ^ - 1 } { left lbrace { { { { 3 left ( { s - 1 } right ) } over { left ( { s - 1 } right ) ^ 2 + 4 } } + { 8 over { left ( { s - 1 } right ) ^ 2 + 4 } } } - { 1 over left ( { s + 1 } right ) } } right rbrace = { - e ^ - t ^ { } + { { 4 cdot e ^ t } cdot sen } } } { left ( { 2 t } right ) + { { 3 cdot e ^ t } cdot cos } } left ( { 2 t } right ) } newline { } newline { G . ~ } newline { } newline { H . ~ laplace { left ( { f left ( t right ) } right ) = int to { ∞ } from { 0 } { { e ^ { - s cdot t } cdot f } { left ( t right ) cdot dt } } } } newline { } newline { laplace { left lbrace { u left ( { t - a } right ) } right rbrace = { e ^ - as over s } } ~ rightarrow ~ { 2 cdot u } { left ( { t - 1 } right ) - u } { left ( { t - 2 } right ) + { 2 cdot u } } { left ( { t - 3 } right ) = { { { 2 cdot { e ^ - s over s } } - { e ^ - 2 { s over s } } } + { 2 cdot { e ^ - 3 { s over s } } } } } } newline { } newline { I . ~ laplace { left lbrace { left ( { t - 1 } right ) u left ( { t - 1 } right ) } right rbrace = { e ^ - s cdot laplace } } { left lbrace t right rbrace = { e ^ - s over s ^ 2 } } } newline { } newline { J . ~ laplace { left lbrace { cos left ( { 2 t } right ) u left ( { t - π } right ) } right rbrace = { e ^ - πs cdot laplace } } { left lbrace { cos left ( { 2 left ( { t + π } right ) } right ) } right rbrace = { e ^ - πs cdot laplace } } { left lbrace { cos left ( { 2 t _ { } } right ) } right rbrace = { e ^ - πs cdot { s over { s ^ 2 + 4 } } } } } newline { } newline { K . ~ f { left ( t right ) = sin } { left ( t right ) cdot u } { left ( { t - { π over 2 } } right ) = laplace } { left lbrace { sin { left ( t right ) cdot u } left ( { t - { π over 2 } } right ) } right rbrace = { e ^ { - { π over 2 } cdot s } cdot laplace } } { { left lbrace { sin left ( { t + { π over 2 } } right ) } right rbrace = { e ^ { - { π over 2 } cdot s } cdot left ( { { { s cdot sen } { left ( { π over 2 } right ) + { t cdot cos } } left ( { π over 2 } right ) } over { s ^ 2 + 1 } } right ) } } = { e ^ { - { π over 2 } cdot s } cdot left ( { { s cdot 1 } over { s ^ 2 + 1 } } right ) } } } newline { } newline { L . ~ laplace ^ - 1 left lbrace { { 2 cdot e ^ - s } over s ^ 3 } right rbrace } newline { } newline { { e ^ - s = u } left ( { t - 1 } right ) } newline { } newline { { { 2 over s ^ 3 } = t } ² } newline { } newline { { left ( { t - 1 } right ) ^ 2 cdot u } left ( { t - 1 } right ) } newline { } newline { M . ~ laplace ^ - 1 { left lbrace { left ( { 1 + e ^ { - 2 cdot s } } right ) ^ 2 over { s + 2 } } right rbrace = laplace ^ - 1 } { left lbrace { 1 over { s + 2 } } right rbrace + laplace ^ - 1 } { left lbrace { left ( { 2 e ^ { - 2 cdot s } } right ) ^ { } over { s + 2 } } right rbrace + laplace ^ - 1 } { left lbrace { left ( e ^ { - 4 cdot s } right ) ^ { } over { s + 2 } } right rbrace = { e ^ { - 2 cdot t } + { { 2 cdot e ^ { - 2 cdot left ( { t - 2 } right ) } } cdot u } } } { left ( { t - 2 } right ) + { e ^ { - 2 cdot left ( { t - 4 } right ) } cdot u } } left ( { t - 4 } right ) } newline { } newline { N . ~ laplace ^ - 1 { left lbrace { { s cdot e ^ { - { π over 2 } cdot s } } over { s ^ 2 + 2 ^ 2 } } right rbrace = u } { left ( { t - { π over 2 } } right ) cdot cos } { left ( { 2 left ( { t - { π over 2 } } right ) } right ) = u } { left ( { t - { π over 2 } } right ) cdot cos } left ( { 2 { t - π } } right ) } newline { } newline { O . ~ laplace { left lbrace { { t ^ 2 cdot cos } left ( at right ) } right rbrace = left ( - 1 right ) ^ 2 } { { { d ^ 2 over ds ^ 2 } cdot left ( { s over { s ^ 2 + a ^ 2 } } right ) } = { d ^ 2 over ds ^ 2 } } { left ( { s cdot left ( { s ^ 2 + a ^ 2 } right ) ^ - 1 } right ) = - { d ^ { } over ds ^ { } } } { left ( { left ( { - s ^ 2 + a ^ 2 } right ) cdot left ( { s ^ 2 + a ^ 2 } right ) ^ - 1 } right ) = { { 2 { s cdot left ( { 3 { a ^ 2 - s ^ 2 } } right ) } } over left ( { s ^ 2 + a ^ 2 } right ) ^ 3 } } } newline { } newline { P . ~ laplace { left lbrace { { t ^ { } cdot sen } left ( at right ) } right rbrace = - { d ^ { } over ds ^ { } } } { { left ( { a over { s ^ 2 + a ^ 2 } } right ) = - { { { 0 - { a cdot left ( { s ^ 2 + a ^ 2 } right ) } } ' } over left ( { s ^ 2 + a ^ 2 } right ) ^ 2 } } = { { { 2 cdot a } cdot s } over left ( { s ^ 2 + a ^ 2 } right ) ^ 2 } } } newline { } newline { Q . ~ laplace { left lbrace { { { t ^ { } cdot e ^ { - 3 cdot t } } cdot cos } left ( { 3 t } right ) } right rbrace = - { d ^ { } over ds ^ { } } } { left ( { laplace left lbrace { { e ^ { - 3 cdot t } cdot cos } left ( { 3 t } right ) } right rbrace } right ) = - { d ^ { } over ds ^ { } } } { left ( { { s + 3 } over { left ( { s + 3 } right ) { ² + 3 ^ 2 } } } right ) = - { { left ( { s + 3 } right ) { ' cdot left ( { s + 3 } right ) } { { ² + 3 ^ 2 } - left ( { left ( { s + 3 } right ) { ² + 3 ^ 2 } } right ) } { ' cdot left ( { s + 3 } right ) } } over { left ( { left ( { s + 3 } right ) { ² + 3 ^ 2 } } right ) ² } } } } newline { } newline { { { - { { left ( { left ( { s + 3 } right ) { ² + 3 ^ 2 } } right ) - { left ( { s + 3 } right ) cdot left ( { 2 left ( { s + 3 } right ) } right ) } } over { left ( { left ( { s + 3 } right ) { ² + 3 ^ 2 } } right ) ² } } = { 	 - { { 9 - left ( { s + 3 } right ) ^ 2 } over { left ( { left ( { s + 3 } right ) { ² + 3 ^ 2 } } right ) ² } } } } = 	 } { { left ( { s + 3 } right ) ^ 2 - 9 } over { left ( { left ( { s + 3 } right ) { ² + 3 ^ 2 } } right ) ² } } } newline { } newline { R. ~ u { left ( t right ) - u } { left ( { t - a } right ) + u } { left ( { t - { 2 cdot a } } right ) - u } { left ( { t - { 3 cdot a } } right ) + u } { { left ( { t - { 4 cdot a } } right ) - ... } = sum to { infinity } from { { n = 0 } } { { left ( - 1 right ) ^ n cdot u } left ( { t - { n cdot a } } right ) } } } newline { } newline { { { 1 over { 1 - e ^ - Ts } } cdot laplace } left lbrace 1 right rbrace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9:54:30.798000000</meta:creation-date>
    <dc:date>2024-06-25T00:20:36.768000000</dc:date>
    <meta:editing-duration>PT5H49M12S</meta:editing-duration>
    <meta:editing-cycles>43</meta:editing-cycles>
    <meta:generator>LibreOffice/24.2.3.2$Windows_X86_64 LibreOffice_project/433d9c2ded56988e8a90e6b2e771ee4e6a5ab2ba</meta:generator>
  </office:meta>
</office:document-meta>
</file>